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92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1.3673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3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4.4354in"/>
    </style:style>
    <style:style style:name="co20" style:family="table-column">
      <style:table-column-properties fo:break-before="auto" style:column-width="1.808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0.8846in"/>
    </style:style>
    <style:style style:name="co23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1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ext-properties fo:color="#7e0021"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ext-properties fo:color="#00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color="#cc3300"/>
    </style:style>
    <style:style style:name="ce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111111"/>
      <style:text-properties style:use-window-font-color="true" style:font-name="Droid Sans Mono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cfe7f5"/>
      <style:text-properties fo:color="#ff6600" style:font-name="Droid Sans Mono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">
      <style:text-properties fo:color="#ff3333"/>
    </style:style>
    <style:style style:name="ce21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3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fo:background-color="#000000"/>
      <style:text-properties style:use-window-font-color="true"/>
    </style:style>
    <style:style style:name="ce38" style:family="table-cell" style:parent-style-name="Default">
      <style:table-cell-properties fo:background-color="transparent"/>
      <style:text-properties style:use-window-font-color="true"/>
    </style:style>
    <style:style style:name="ce39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59" style:family="table-cell" style:parent-style-name="Default">
      <style:table-cell-properties fo:background-color="#333333"/>
      <style:text-properties fo:color="#ff99ff" style:font-name="DejaVu Sans Mono" fo:font-weight="bold" style:font-weight-asian="bold" style:font-weight-complex="bold"/>
    </style:style>
    <style:style style:name="ce60" style:family="table-cell" style:parent-style-name="Default">
      <style:table-cell-properties fo:background-color="#ff3333"/>
      <style:text-properties style:font-name="DejaVu Sans Mono"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</office:automatic-styles>
  <office:body>
    <office:spreadsheet>
      <table:table table:name="verb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3" table:default-cell-style-name="ce8"/>
        <table:table-column table:style-name="co3" table:default-cell-style-name="ce11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pyu</text:p>
          </table:table-cell>
          <table:table-cell office:value-type="string">
            <text:p>appear</text:p>
          </table:table-cell>
          <table:table-cell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erscheinen</text:p>
          </table:table-cell>
          <table:table-cell office:value-type="string">
            <text:p>apărea</text:p>
          </table:table-cell>
          <table:table-cell office:value-type="string">
            <text:p>videtu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rbu</text:p>
          </table:table-cell>
          <table:table-cell table:style-name="ce9" office:value-type="string">
            <text:p>work</text:p>
          </table:table-cell>
          <table:table-cell table:style-name="ce12"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zu arbeiten</text:p>
          </table:table-cell>
          <table:table-cell office:value-type="string">
            <text:p>a lucra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sku</text:p>
          </table:table-cell>
          <table:table-cell office:value-type="string">
            <text:p>ask for</text:p>
          </table:table-cell>
          <table:table-cell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fragen</text:p>
          </table:table-cell>
          <table:table-cell office:value-type="string">
            <text:p>cere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uzu</text:p>
          </table:table-cell>
          <table:table-cell office:value-type="string">
            <text:p>listen</text:p>
          </table:table-cell>
          <table:table-cell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hör zu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xtu</text:p>
          </table:table-cell>
          <table:table-cell table:style-name="ce9" office:value-type="string">
            <text:p>buy</text:p>
          </table:table-cell>
          <table:table-cell table:style-name="ce12"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Kaufen</text:p>
          </table:table-cell>
          <table:table-cell office:value-type="string">
            <text:p>a cumpara</text:p>
          </table:table-cell>
          <table:table-cell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du</text:p>
          </table:table-cell>
          <table:table-cell office:value-type="string">
            <text:p>help</text:p>
          </table:table-cell>
          <table:table-cell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zu helfen</text:p>
          </table:table-cell>
          <table:table-cell office:value-type="string">
            <text:p>pentru a ajuta</text:p>
          </table:table-cell>
          <table:table-cell office:value-type="string">
            <text:p>auxilium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vu</text:p>
          </table:table-cell>
          <table:table-cell office:value-type="string">
            <text:p>arrive</text:p>
          </table:table-cell>
          <table:table-cell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an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table:style-name="ce9" office:value-type="string">
            <text:p>drink</text:p>
          </table:table-cell>
          <table:table-cell table:style-name="ce12"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trinken</text:p>
          </table:table-cell>
          <table:table-cell office:value-type="string">
            <text:p>băutură</text:p>
          </table:table-cell>
          <table:table-cell office:value-type="string">
            <text:p>bib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bosu</text:p>
          </table:table-cell>
          <table:table-cell office:value-type="string">
            <text:p>look for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suchen Sie nach</text:p>
          </table:table-cell>
          <table:table-cell office:value-type="string">
            <text:p>cauta</text:p>
          </table:table-cell>
          <table:table-cell office:value-type="string">
            <text:p>quaer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cu</text:p>
          </table:table-cell>
          <table:table-cell table:style-name="ce9" office:value-type="string">
            <text:p>possess</text:p>
          </table:table-cell>
          <table:table-cell table:style-name="ce12" office:value-type="string">
            <text:p>poseer</text:p>
          </table:table-cell>
          <table:table-cell office:value-type="string">
            <text:p>possède</text:p>
          </table:table-cell>
          <table:table-cell office:value-type="string">
            <text:p>possedere</text:p>
          </table:table-cell>
          <table:table-cell office:value-type="string">
            <text:p>besitzen</text:p>
          </table:table-cell>
          <table:table-cell office:value-type="string">
            <text:p>posedă</text:p>
          </table:table-cell>
          <table:table-cell office:value-type="string">
            <text:p>possideb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zu</text:p>
          </table:table-cell>
          <table:table-cell office:value-type="string">
            <text:p>need</text:p>
          </table:table-cell>
          <table:table-cell office:value-type="string">
            <text:p>neces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brauchen</text:p>
          </table:table-cell>
          <table:table-cell office:value-type="string">
            <text:p>nevoie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tu</text:p>
          </table:table-cell>
          <table:table-cell office:value-type="string">
            <text:p>accept</text:p>
          </table:table-cell>
          <table:table-cell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kzeptieren</text:p>
          </table:table-cell>
          <table:table-cell office:value-type="string">
            <text:p>accepta</text:p>
          </table:table-cell>
          <table:table-cell office:value-type="string">
            <text:p>accip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evu</text:p>
          </table:table-cell>
          <table:table-cell office:value-type="string">
            <text:p>receive</text:p>
          </table:table-cell>
          <table:table-cell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erhalten</text:p>
          </table:table-cell>
          <table:table-cell office:value-type="string">
            <text:p>primi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reu</text:p>
          </table:table-cell>
          <table:table-cell office:value-type="string">
            <text:p>create</text:p>
          </table:table-cell>
          <table:table-cell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schaffen</text:p>
          </table:table-cell>
          <table:table-cell office:value-type="string">
            <text:p>crea</text:p>
          </table:table-cell>
          <table:table-cell office:value-type="string">
            <text:p>par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ybu</text:p>
          </table:table-cell>
          <table:table-cell table:style-name="ce9" office:value-type="string">
            <text:p>write</text:p>
          </table:table-cell>
          <table:table-cell table:style-name="ce12"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hreiben</text:p>
          </table:table-cell>
          <table:table-cell office:value-type="string">
            <text:p>scrie</text:p>
          </table:table-cell>
          <table:table-cell office:value-type="string">
            <text:p>scribo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cytu</text:p>
          </table:table-cell>
          <table:table-cell office:value-type="string">
            <text:p>maintain</text:p>
          </table:table-cell>
          <table:table-cell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weiter so</text:p>
          </table:table-cell>
          <table:table-cell office:value-type="string">
            <text:p>ține pasul</text:p>
          </table:table-cell>
          <table:table-cell office:value-type="string">
            <text:p>custo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ake</text:p>
          </table:table-cell>
          <table:table-cell table:style-name="ce9" office:value-type="string">
            <text:p>thanks</text:p>
          </table:table-cell>
          <table:table-cell table:style-name="ce12"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danken</text:p>
          </table:table-cell>
          <table:table-cell office:value-type="string">
            <text:p>mulțumire</text:p>
          </table:table-cell>
          <table:table-cell office:value-type="string">
            <text:p>gratias ag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ru</text:p>
          </table:table-cell>
          <table:table-cell table:style-name="ce9" office:value-type="string">
            <text:p>gave</text:p>
          </table:table-cell>
          <table:table-cell table:style-name="ce12"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gab</text:p>
          </table:table-cell>
          <table:table-cell office:value-type="string">
            <text:p>a dat</text:p>
          </table:table-cell>
          <table:table-cell office:value-type="string">
            <text:p>ded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ar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geben</text:p>
          </table:table-cell>
          <table:table-cell office:value-type="string">
            <text:p>dar, dă</text:p>
          </table:table-cell>
          <table:table-cell office:value-type="string">
            <text:p>d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ebu</text:p>
          </table:table-cell>
          <table:table-cell office:value-type="string">
            <text:p>owe</text:p>
          </table:table-cell>
          <table:table-cell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schulden</text:p>
          </table:table-cell>
          <table:table-cell office:value-type="string">
            <text:p>a datora</text:p>
          </table:table-cell>
          <table:table-cell office:value-type="string">
            <text:p>offici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hu</text:p>
          </table:table-cell>
          <table:table-cell office:value-type="string">
            <text:p>leave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geh</text:p>
          </table:table-cell>
          <table:table-cell office:value-type="string">
            <text:p>părăsi</text:p>
          </table:table-cell>
          <table:table-cell office:value-type="string">
            <text:p>relinqu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esu</text:p>
          </table:table-cell>
          <table:table-cell table:style-name="ce9" office:value-type="string">
            <text:p>draw</text:p>
          </table:table-cell>
          <table:table-cell table:style-name="ce12"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zeichnen</text:p>
          </table:table-cell>
          <table:table-cell office:value-type="string">
            <text:p>a desena</text:p>
          </table:table-cell>
          <table:table-cell office:value-type="string">
            <text:p>trah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table:style-name="ce9" office:value-type="string">
            <text:p>sleep</text:p>
          </table:table-cell>
          <table:table-cell table:style-name="ce12" office:value-type="string">
            <text:p>dormir</text:p>
          </table:table-cell>
          <table:table-cell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chlafen</text:p>
          </table:table-cell>
          <table:table-cell office:value-type="string">
            <text:p>dormi</text:p>
          </table:table-cell>
          <table:table-cell office:value-type="string">
            <text:p>somn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oru</text:p>
          </table:table-cell>
          <table:table-cell table:style-name="ce9" office:value-type="string">
            <text:p>wish</text:p>
          </table:table-cell>
          <table:table-cell table:style-name="ce12"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Wunsch</text:p>
          </table:table-cell>
          <table:table-cell office:value-type="string">
            <text:p>dori</text:p>
          </table:table-cell>
          <table:table-cell office:value-type="string">
            <text:p>vol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ovu</text:p>
          </table:table-cell>
          <table:table-cell table:style-name="ce9" office:value-type="string">
            <text:p>must</text:p>
          </table:table-cell>
          <table:table-cell table:style-name="ce12"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Muss</text:p>
          </table:table-cell>
          <table:table-cell office:value-type="string">
            <text:p>trebuie sa</text:p>
          </table:table-cell>
          <table:table-cell office:value-type="string">
            <text:p>oportet,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bu</text:p>
          </table:table-cell>
          <table:table-cell table:style-name="ce9" office:value-type="string">
            <text:p>start</text:p>
          </table:table-cell>
          <table:table-cell table:style-name="ce12"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Anfang</text:p>
          </table:table-cell>
          <table:table-cell office:value-type="string">
            <text:p>start</text:p>
          </table:table-cell>
          <table:table-cell office:value-type="string">
            <text:p>init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ku</text:p>
          </table:table-cell>
          <table:table-cell table:style-name="ce9" office:value-type="string">
            <text:p>tell, say</text:p>
          </table:table-cell>
          <table:table-cell table:style-name="ce12"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sagen</text:p>
          </table:table-cell>
          <table:table-cell office:value-type="string">
            <text:p>spune</text:p>
          </table:table-cell>
          <table:table-cell office:value-type="string">
            <text:p>di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entu</text:p>
          </table:table-cell>
          <table:table-cell office:value-type="string">
            <text:p>enter</text:p>
          </table:table-cell>
          <table:table-cell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eintreten</text:p>
          </table:table-cell>
          <table:table-cell office:value-type="string">
            <text:p>introduce</text:p>
          </table:table-cell>
          <table:table-cell office:value-type="string">
            <text:p>intrab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stu</text:p>
          </table:table-cell>
          <table:table-cell table:style-name="ce9" office:value-type="string">
            <text:p>be</text:p>
          </table:table-cell>
          <table:table-cell table:style-name="ce12"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Sein</text:p>
          </table:table-cell>
          <table:table-cell office:value-type="string">
            <text:p>fi</text:p>
          </table:table-cell>
          <table:table-cell office:value-type="string">
            <text:p>esse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stu</text:p>
          </table:table-cell>
          <table:table-cell office:value-type="string">
            <text:p>exist</text:p>
          </table:table-cell>
          <table:table-cell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xistieren</text:p>
          </table:table-cell>
          <table:table-cell office:value-type="string">
            <text:p>exista</text:p>
          </table:table-cell>
          <table:table-cell office:value-type="string">
            <text:p>es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aru</text:p>
          </table:table-cell>
          <table:table-cell table:style-name="ce9" office:value-type="string">
            <text:p>do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heqo</text:p>
          </table:table-cell>
          <table:table-cell table:style-name="ce9" office:value-type="string">
            <text:p>made</text:p>
          </table:table-cell>
          <table:table-cell table:style-name="ce12"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gemacht</text:p>
          </table:table-cell>
          <table:table-cell office:value-type="string">
            <text:p>făcut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fogu</text:p>
          </table:table-cell>
          <table:table-cell office:value-type="string">
            <text:p>follow</text:p>
          </table:table-cell>
          <table:table-cell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folge</text:p>
          </table:table-cell>
          <table:table-cell office:value-type="string">
            <text:p>urmări</text:p>
          </table:table-cell>
          <table:table-cell office:value-type="string">
            <text:p>sequitur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fomu</text:p>
          </table:table-cell>
          <table:table-cell office:value-type="string">
            <text:p>form/make</text:p>
          </table:table-cell>
          <table:table-cell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bilden</text:p>
          </table:table-cell>
          <table:table-cell office:value-type="string">
            <text:p>formă</text:p>
          </table:table-cell>
          <table:table-cell office:value-type="string">
            <text:p>forma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6" office:value-type="string">
            <text:p>fyxu</text:p>
          </table:table-cell>
          <table:table-cell office:value-type="string">
            <text:p>finish</text:p>
          </table:table-cell>
          <table:table-cell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ertig</text:p>
          </table:table-cell>
          <table:table-cell office:value-type="string">
            <text:p>capăt, sfârsit</text:p>
          </table:table-cell>
          <table:table-cell office:value-type="string">
            <text:p>fini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nu</text:p>
          </table:table-cell>
          <table:table-cell office:value-type="string">
            <text:p>earn/win</text:p>
          </table:table-cell>
          <table:table-cell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gewinnen</text:p>
          </table:table-cell>
          <table:table-cell office:value-type="string">
            <text:p>victorie</text:p>
          </table:table-cell>
          <table:table-cell office:value-type="string">
            <text:p>w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goxu</text:p>
          </table:table-cell>
          <table:table-cell table:style-name="ce9" office:value-type="string">
            <text:p>grow</text:p>
          </table:table-cell>
          <table:table-cell table:style-name="ce12" office:value-type="string">
            <text:p>crecer</text:p>
          </table:table-cell>
          <table:table-cell office:value-type="string">
            <text:p>grandir</text:p>
          </table:table-cell>
          <table:table-cell office:value-type="string">
            <text:p>crescere</text:p>
          </table:table-cell>
          <table:table-cell office:value-type="string">
            <text:p>wachsen</text:p>
          </table:table-cell>
          <table:table-cell office:value-type="string">
            <text:p>crește</text:p>
          </table:table-cell>
          <table:table-cell office:value-type="string">
            <text:p>crescere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table:style-name="ce10" office:value-type="string">
            <text:p>has</text:p>
          </table:table-cell>
          <table:table-cell table:style-name="ce12"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es hat</text:p>
          </table:table-cell>
          <table:table-cell office:value-type="string">
            <text:p>are</text:p>
          </table:table-cell>
          <table:table-cell office:value-type="string">
            <text:p>habe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abu</text:p>
          </table:table-cell>
          <table:table-cell office:value-type="string">
            <text:p>speak</text:p>
          </table:table-cell>
          <table:table-cell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reden</text:p>
          </table:table-cell>
          <table:table-cell office:value-type="string">
            <text:p>vorbi</text:p>
          </table:table-cell>
          <table:table-cell office:value-type="string">
            <text:p>dicer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ky</text:p>
          </table:table-cell>
          <table:table-cell table:style-name="ce9" office:value-type="string">
            <text:p>make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ru</text:p>
          </table:table-cell>
          <table:table-cell office:value-type="string">
            <text:p>have</text:p>
          </table:table-cell>
          <table:table-cell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n</text:p>
          </table:table-cell>
          <table:table-cell office:value-type="string">
            <text:p>avea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play</text:p>
          </table:table-cell>
          <table:table-cell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spielen</text:p>
          </table:table-cell>
          <table:table-cell office:value-type="string">
            <text:p>joacă</text:p>
          </table:table-cell>
          <table:table-cell office:value-type="string">
            <text:p>lud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table:style-name="ce9" office:value-type="string">
            <text:p>jump</text:p>
          </table:table-cell>
          <table:table-cell table:style-name="ce12"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pringen</text:p>
          </table:table-cell>
          <table:table-cell office:value-type="string">
            <text:p>a sări</text:p>
          </table:table-cell>
          <table:table-cell office:value-type="string">
            <text:p>sali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agu</text:p>
          </table:table-cell>
          <table:table-cell office:value-type="string">
            <text:p>change</text:p>
          </table:table-cell>
          <table:table-cell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ändern</text:p>
          </table:table-cell>
          <table:table-cell office:value-type="string">
            <text:p>schimbare</text:p>
          </table:table-cell>
          <table:table-cell office:value-type="string">
            <text:p>mutati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anu</text:p>
          </table:table-cell>
          <table:table-cell office:value-type="string">
            <text:p>understand</text:p>
          </table:table-cell>
          <table:table-cell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verstehen</text:p>
          </table:table-cell>
          <table:table-cell office:value-type="string">
            <text:p>înțelege</text:p>
          </table:table-cell>
          <table:table-cell office:value-type="string">
            <text:p>intellegi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kreu</text:p>
          </table:table-cell>
          <table:table-cell office:value-type="string">
            <text:p>believe</text:p>
          </table:table-cell>
          <table:table-cell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glauben</text:p>
          </table:table-cell>
          <table:table-cell office:value-type="string">
            <text:p>crede</text:p>
          </table:table-cell>
          <table:table-cell office:value-type="string">
            <text:p>Cred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eru</text:p>
          </table:table-cell>
          <table:table-cell table:style-name="ce9" office:value-type="string">
            <text:p>want</text:p>
          </table:table-cell>
          <table:table-cell table:style-name="ce12"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wollen</text:p>
          </table:table-cell>
          <table:table-cell office:value-type="string">
            <text:p>vrea</text:p>
          </table:table-cell>
          <table:table-cell office:value-type="string">
            <text:p>cupi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kodu</text:p>
          </table:table-cell>
          <table:table-cell office:value-type="string">
            <text:p>direct</text:p>
          </table:table-cell>
          <table:table-cell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führen</text:p>
          </table:table-cell>
          <table:table-cell office:value-type="string">
            <text:p>conduce</text:p>
          </table:table-cell>
          <table:table-cell office:value-type="string">
            <text:p>n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ogu</text:p>
          </table:table-cell>
          <table:table-cell office:value-type="string">
            <text:p>convert</text:p>
          </table:table-cell>
          <table:table-cell table:number-columns-repeated="2"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konvertieren</text:p>
          </table:table-cell>
          <table:table-cell office:value-type="string">
            <text:p>converti</text:p>
          </table:table-cell>
          <table:table-cell office:value-type="string">
            <text:p>convertere,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otu</text:p>
          </table:table-cell>
          <table:table-cell office:value-type="string">
            <text:p>count</text:p>
          </table:table-cell>
          <table:table-cell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erzählen</text:p>
          </table:table-cell>
          <table:table-cell office:value-type="string">
            <text:p>conta</text:p>
          </table:table-cell>
          <table:table-cell office:value-type="string">
            <text:p>numera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ytu</text:p>
          </table:table-cell>
          <table:table-cell table:style-name="ce9" office:value-type="string">
            <text:p>sing</text:p>
          </table:table-cell>
          <table:table-cell table:style-name="ce12"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singen</text:p>
          </table:table-cell>
          <table:table-cell office:value-type="string">
            <text:p>cânta</text:p>
          </table:table-cell>
          <table:table-cell office:value-type="string">
            <text:p>cant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yzu</text:p>
          </table:table-cell>
          <table:table-cell office:value-type="string">
            <text:p>fall</text:p>
          </table:table-cell>
          <table:table-cell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fallen</text:p>
          </table:table-cell>
          <table:table-cell office:value-type="string">
            <text:p>a cădea</text:p>
          </table:table-cell>
          <table:table-cell office:value-type="string">
            <text:p>cadu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eva</text:p>
          </table:table-cell>
          <table:table-cell table:style-name="ce9" office:value-type="string">
            <text:p>wash</text:p>
          </table:table-cell>
          <table:table-cell table:style-name="ce12"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waschen</text:p>
          </table:table-cell>
          <table:table-cell office:value-type="string">
            <text:p>spalare</text:p>
          </table:table-cell>
          <table:table-cell office:value-type="string">
            <text:p>lava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ru</text:p>
          </table:table-cell>
          <table:table-cell office:value-type="string">
            <text:p>achieve</text:p>
          </table:table-cell>
          <table:table-cell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tinge</text:p>
          </table:table-cell>
          <table:table-cell office:value-type="string">
            <text:p>consequi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nu</text:p>
          </table:table-cell>
          <table:table-cell office:value-type="string">
            <text:p>meet</text:p>
          </table:table-cell>
          <table:table-cell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treffen</text:p>
          </table:table-cell>
          <table:table-cell office:value-type="string">
            <text:p>conforma</text:p>
          </table:table-cell>
          <table:table-cell office:value-type="string">
            <text:p>propinquos meos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egu</text:p>
          </table:table-cell>
          <table:table-cell office:value-type="string">
            <text:p>perform</text:p>
          </table:table-cell>
          <table:table-cell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durchführen</text:p>
          </table:table-cell>
          <table:table-cell office:value-type="string">
            <text:p>efectua</text:p>
          </table:table-cell>
          <table:table-cell office:value-type="string">
            <text:p>praesta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osa</text:p>
          </table:table-cell>
          <table:table-cell table:style-name="ce9" office:value-type="string">
            <text:p>let</text:p>
          </table:table-cell>
          <table:table-cell table:style-name="ce12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Lassen</text:p>
          </table:table-cell>
          <table:table-cell office:value-type="string">
            <text:p>lăs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lozu</text:p>
          </table:table-cell>
          <table:table-cell office:value-type="string">
            <text:p>lose</text:p>
          </table:table-cell>
          <table:table-cell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zu verlieren</text:p>
          </table:table-cell>
          <table:table-cell office:value-type="string">
            <text:p>a pierde</text:p>
          </table:table-cell>
          <table:table-cell office:value-type="string">
            <text:p>perde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yru</text:p>
          </table:table-cell>
          <table:table-cell office:value-type="string">
            <text:p>read</text:p>
          </table:table-cell>
          <table:table-cell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lesen</text:p>
          </table:table-cell>
          <table:table-cell office:value-type="string">
            <text:p>citit</text:p>
          </table:table-cell>
          <table:table-cell office:value-type="string">
            <text:p>read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lyvu</text:p>
          </table:table-cell>
          <table:table-cell office:value-type="string">
            <text:p>live</text:p>
          </table:table-cell>
          <table:table-cell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zu leben</text:p>
          </table:table-cell>
          <table:table-cell office:value-type="string">
            <text:p>a 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table:style-name="ce9" office:value-type="string">
            <text:p>eat</text:p>
          </table:table-cell>
          <table:table-cell table:style-name="ce12"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Essen</text:p>
          </table:table-cell>
          <table:table-cell office:value-type="string">
            <text:p>mânca</text:p>
          </table:table-cell>
          <table:table-cell office:value-type="string">
            <text:p>manduca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table:style-name="ce9" office:value-type="string">
            <text:p>walk</text:p>
          </table:table-cell>
          <table:table-cell table:style-name="ce12"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gehen</text:p>
          </table:table-cell>
          <table:table-cell office:value-type="string">
            <text:p>mers pe jos</text:p>
          </table:table-cell>
          <table:table-cell office:value-type="string">
            <text:p>ambulat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die</text:p>
          </table:table-cell>
          <table:table-cell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stirb</text:p>
          </table:table-cell>
          <table:table-cell office:value-type="string">
            <text:p>muri</text:p>
          </table:table-cell>
          <table:table-cell office:value-type="string">
            <text:p>mori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osu</text:p>
          </table:table-cell>
          <table:table-cell table:style-name="ce9" office:value-type="string">
            <text:p>show</text:p>
          </table:table-cell>
          <table:table-cell table:style-name="ce12"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Show</text:p>
          </table:table-cell>
          <table:table-cell office:value-type="string">
            <text:p>spectacol</text:p>
          </table:table-cell>
          <table:table-cell office:value-type="string">
            <text:p>oste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tu</text:p>
          </table:table-cell>
          <table:table-cell table:style-name="ce9" office:value-type="string">
            <text:p>ride</text:p>
          </table:table-cell>
          <table:table-cell table:style-name="ce12"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eiten</text:p>
          </table:table-cell>
          <table:table-cell office:value-type="string">
            <text:p>călăare</text:p>
          </table:table-cell>
          <table:table-cell office:value-type="string">
            <text:p>ri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yru</text:p>
          </table:table-cell>
          <table:table-cell office:value-type="string">
            <text:p>watch</text:p>
          </table:table-cell>
          <table:table-cell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schau mal</text:p>
          </table:table-cell>
          <table:table-cell office:value-type="string">
            <text:p>uită-te, uimit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portugese</text:p>
          </table:table-cell>
          <table:table-cell office:value-type="float" office:value="3">
            <text:p>3</text:p>
          </table:table-cell>
          <table:table-cell office:value-type="string">
            <text:p>naxu</text:p>
          </table:table-cell>
          <table:table-cell office:value-type="string">
            <text:p>born</text:p>
          </table:table-cell>
          <table:table-cell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geboren werden</text:p>
          </table:table-cell>
          <table:table-cell office:value-type="string">
            <text:p>a se naste</text:p>
          </table:table-cell>
          <table:table-cell office:value-type="string">
            <text:p>natus es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ytu</text:p>
          </table:table-cell>
          <table:table-cell table:style-name="ce9" office:value-type="string">
            <text:p>clean</text:p>
          </table:table-cell>
          <table:table-cell table:style-name="ce12" office:value-type="string">
            <text:p>limpiar</text:p>
          </table:table-cell>
          <table:table-cell office:value-type="string">
            <text:p>nettoyer</text:p>
          </table:table-cell>
          <table:table-cell table:style-name="ce15" office:value-type="string">
            <text:p>pulire </text:p>
          </table:table-cell>
          <table:table-cell office:value-type="string">
            <text:p>reinigen</text:p>
          </table:table-cell>
          <table:table-cell office:value-type="string">
            <text:p>curăța</text:p>
          </table:table-cell>
          <table:table-cell office:value-type="string">
            <text:p>mundo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obyu</text:p>
          </table:table-cell>
          <table:table-cell office:value-type="string">
            <text:p>get</text:p>
          </table:table-cell>
          <table:table-cell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be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ocru</text:p>
          </table:table-cell>
          <table:table-cell office:value-type="string">
            <text:p>occur</text:p>
          </table:table-cell>
          <table:table-cell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auftreten</text:p>
          </table:table-cell>
          <table:table-cell office:value-type="string">
            <text:p>a se întâmpla</text:p>
          </table:table-cell>
          <table:table-cell office:value-type="string">
            <text:p>fier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fru</text:p>
          </table:table-cell>
          <table:table-cell office:value-type="string">
            <text:p>offer</text:p>
          </table:table-cell>
          <table:table-cell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Angebot</text:p>
          </table:table-cell>
          <table:table-cell office:value-type="string">
            <text:p>ofertă</text:p>
          </table:table-cell>
          <table:table-cell office:value-type="string">
            <text:p>offer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ru</text:p>
          </table:table-cell>
          <table:table-cell office:value-type="string">
            <text:p>open</text:p>
          </table:table-cell>
          <table:table-cell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öffne dich</text:p>
          </table:table-cell>
          <table:table-cell office:value-type="string">
            <text:p>deschide-te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vyu</text:p>
          </table:table-cell>
          <table:table-cell table:style-name="ce9" office:value-type="string">
            <text:p>forget</text:p>
          </table:table-cell>
          <table:table-cell table:style-name="ce12" office:value-type="string">
            <text:p>olvida</text:p>
          </table:table-cell>
          <table:table-cell office:value-type="string">
            <text:p>oublier</text:p>
          </table:table-cell>
          <table:table-cell office:value-type="string">
            <text:p>dimenticare</text:p>
          </table:table-cell>
          <table:table-cell office:value-type="string">
            <text:p>vergessen</text:p>
          </table:table-cell>
          <table:table-cell office:value-type="string">
            <text:p>a u</text:p>
          </table:table-cell>
          <table:table-cell office:value-type="string">
            <text:p>obliviscatu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yru</text:p>
          </table:table-cell>
          <table:table-cell office:value-type="string">
            <text:p>hear</text:p>
          </table:table-cell>
          <table:table-cell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höre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agu</text:p>
          </table:table-cell>
          <table:table-cell office:value-type="string">
            <text:p>pay</text:p>
          </table:table-cell>
          <table:table-cell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auszahlen</text:p>
          </table:table-cell>
          <table:table-cell office:value-type="string">
            <text:p>plătiți</text:p>
          </table:table-cell>
          <table:table-cell office:value-type="string">
            <text:p>red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asu</text:p>
          </table:table-cell>
          <table:table-cell office:value-type="string">
            <text:p>happen</text:p>
          </table:table-cell>
          <table:table-cell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accadere</text:p>
          </table:table-cell>
          <table:table-cell office:value-type="string">
            <text:p>geschehen</text:p>
          </table:table-cell>
          <table:table-cell office:value-type="string">
            <text:p>întâmpla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u</text:p>
          </table:table-cell>
          <table:table-cell office:value-type="string">
            <text:p>leave</text:p>
          </table:table-cell>
          <table:table-cell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spalte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table:style-name="ce7" office:value-type="string">
            <text:p>vatu</text:p>
          </table:table-cell>
          <table:table-cell office:value-type="string">
            <text:p>wait</text:p>
          </table:table-cell>
          <table:table-cell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warte</text:p>
          </table:table-cell>
          <table:table-cell office:value-type="string">
            <text:p>aștepta</text:p>
          </table:table-cell>
          <table:table-cell office:value-type="string">
            <text:p>expect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gu</text:p>
          </table:table-cell>
          <table:table-cell office:value-type="string">
            <text:p>explain</text:p>
          </table:table-cell>
          <table:table-cell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rklären</text:p>
          </table:table-cell>
          <table:table-cell office:value-type="string">
            <text:p>explica</text:p>
          </table:table-cell>
          <table:table-cell office:value-type="string">
            <text:p>explicat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sa</text:p>
          </table:table-cell>
          <table:table-cell office:value-type="string">
            <text:p>allow</text:p>
          </table:table-cell>
          <table:table-cell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erlauben</text:p>
          </table:table-cell>
          <table:table-cell office:value-type="string">
            <text:p>permite</text:p>
          </table:table-cell>
          <table:table-cell office:value-type="string">
            <text:p>patitu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table:style-name="ce9" office:value-type="string">
            <text:p>think</text:p>
          </table:table-cell>
          <table:table-cell table:style-name="ce12"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denken</text:p>
          </table:table-cell>
          <table:table-cell office:value-type="string">
            <text:p>gândi</text:p>
          </table:table-cell>
          <table:table-cell office:value-type="string">
            <text:p>cog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pobu</text:p>
          </table:table-cell>
          <table:table-cell office:value-type="string">
            <text:p>try</text:p>
          </table:table-cell>
          <table:table-cell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versuchen Sie es</text:p>
          </table:table-cell>
          <table:table-cell office:value-type="string">
            <text:p>încerca</text:p>
          </table:table-cell>
          <table:table-cell office:value-type="string">
            <text:p>tentan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vu</text:p>
          </table:table-cell>
          <table:table-cell table:style-name="ce9" office:value-type="string">
            <text:p>can</text:p>
          </table:table-cell>
          <table:table-cell table:style-name="ce12"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poate sa</text:p>
          </table:table-cell>
          <table:table-cell office:value-type="string">
            <text:p>potes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odu</text:p>
          </table:table-cell>
          <table:table-cell office:value-type="string">
            <text:p>produce</text:p>
          </table:table-cell>
          <table:table-cell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zieren</text:p>
          </table:table-cell>
          <table:table-cell office:value-type="string">
            <text:p>produce</text:p>
          </table:table-cell>
          <table:table-cell office:value-type="string">
            <text:p>producend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su</text:p>
          </table:table-cell>
          <table:table-cell table:style-name="ce9" office:value-type="string">
            <text:p>put</text:p>
          </table:table-cell>
          <table:table-cell table:style-name="ce12"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stellen</text:p>
          </table:table-cell>
          <table:table-cell office:value-type="string">
            <text:p>a pune</text:p>
          </table:table-cell>
          <table:table-cell office:value-type="string">
            <text:p>posuit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pyky</text:p>
          </table:table-cell>
          <table:table-cell office:value-type="string">
            <text:p>like</text:p>
          </table:table-cell>
          <table:table-cell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zu mögen</text:p>
          </table:table-cell>
          <table:table-cell office:value-type="string">
            <text:p>a place</text:p>
          </table:table-cell>
          <table:table-cell office:value-type="string">
            <text:p>tamqu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qozu</text:p>
          </table:table-cell>
          <table:table-cell table:style-name="ce9" office:value-type="string">
            <text:p>choose</text:p>
          </table:table-cell>
          <table:table-cell table:style-name="ce12"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auswählen</text:p>
          </table:table-cell>
          <table:table-cell office:value-type="string">
            <text:p>alege</text:p>
          </table:table-cell>
          <table:table-cell office:value-type="string">
            <text:p>carpe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ragu</text:p>
          </table:table-cell>
          <table:table-cell office:value-type="string">
            <text:p>carry</text:p>
          </table:table-cell>
          <table:table-cell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tragen</text:p>
          </table:table-cell>
          <table:table-cell office:value-type="string">
            <text:p>transporta</text:p>
          </table:table-cell>
          <table:table-cell office:value-type="string">
            <text:p>accip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atu</text:p>
          </table:table-cell>
          <table:table-cell table:style-name="ce9" office:value-type="string">
            <text:p>return</text:p>
          </table:table-cell>
          <table:table-cell table:style-name="ce12"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urs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raise</text:p>
          </table:table-cell>
          <table:table-cell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nheben</text:p>
          </table:table-cell>
          <table:table-cell office:value-type="string">
            <text:p>ridicați-vă</text:p>
          </table:table-cell>
          <table:table-cell office:value-type="string">
            <text:p>autem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redu</text:p>
          </table:table-cell>
          <table:table-cell office:value-type="string">
            <text:p>return</text:p>
          </table:table-cell>
          <table:table-cell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komm zurück</text:p>
          </table:table-cell>
          <table:table-cell office:value-type="string">
            <text:p>revin</text:p>
          </table:table-cell>
          <table:table-cell office:value-type="string">
            <text:p>reditus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reju</text:p>
          </table:table-cell>
          <table:table-cell office:value-type="string">
            <text:p>reach</text:p>
          </table:table-cell>
          <table:table-cell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junge</text:p>
          </table:table-cell>
          <table:table-cell office:value-type="string">
            <text:p>pervenire</text:p>
          </table:table-cell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rezu</text:p>
          </table:table-cell>
          <table:table-cell office:value-type="string">
            <text:p>turnout</text:p>
          </table:table-cell>
          <table:table-cell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ausfallen</text:p>
          </table:table-cell>
          <table:table-cell office:value-type="string">
            <text:p>se dovedesc</text:p>
          </table:table-cell>
          <table:table-cell office:value-type="string">
            <text:p>exit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rogu</text:p>
          </table:table-cell>
          <table:table-cell table:style-name="ce9" office:value-type="string">
            <text:p>run</text:p>
          </table:table-cell>
          <table:table-cell table:style-name="ce12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Lauf</text:p>
          </table:table-cell>
          <table:table-cell office:value-type="string">
            <text:p>alerga</text:p>
          </table:table-cell>
          <table:table-cell office:value-type="string">
            <text:p>cur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rygu</text:p>
          </table:table-cell>
          <table:table-cell office:value-type="string">
            <text:p>recognize</text:p>
          </table:table-cell>
          <table:table-cell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erkennen</text:p>
          </table:table-cell>
          <table:table-cell office:value-type="string">
            <text:p>recunoaște</text:p>
          </table:table-cell>
          <table:table-cell office:value-type="string">
            <text:p>agnosci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rymu</text:p>
          </table:table-cell>
          <table:table-cell office:value-type="string">
            <text:p>remember</text:p>
          </table:table-cell>
          <table:table-cell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sich erinnern</text:p>
          </table:table-cell>
          <table:table-cell office:value-type="string">
            <text:p>amintiți-vă</text:p>
          </table:table-cell>
          <table:table-cell office:value-type="string">
            <text:p>memen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yvu</text:p>
          </table:table-cell>
          <table:table-cell table:style-name="ce9" office:value-type="string">
            <text:p>find</text:p>
          </table:table-cell>
          <table:table-cell table:style-name="ce12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finden</text:p>
          </table:table-cell>
          <table:table-cell office:value-type="string">
            <text:p>găsi</text:p>
          </table:table-cell>
          <table:table-cell office:value-type="string">
            <text:p>inveni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zu</text:p>
          </table:table-cell>
          <table:table-cell table:style-name="ce9" office:value-type="string">
            <text:p>laugh</text:p>
          </table:table-cell>
          <table:table-cell table:style-name="ce12"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Lachen</text:p>
          </table:table-cell>
          <table:table-cell office:value-type="string">
            <text:p>a râde</text:p>
          </table:table-cell>
          <table:table-cell office:value-type="string">
            <text:p>risu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aky</text:p>
          </table:table-cell>
          <table:table-cell office:value-type="string">
            <text:p>takeout</text:p>
          </table:table-cell>
          <table:table-cell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herausnehmen</text:p>
          </table:table-cell>
          <table:table-cell office:value-type="string">
            <text:p>scoate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saru</text:p>
          </table:table-cell>
          <table:table-cell office:value-type="string">
            <text:p>go out</text:p>
          </table:table-cell>
          <table:table-cell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geh raus</text:p>
          </table:table-cell>
          <table:table-cell office:value-type="string">
            <text:p>ieși afară</text:p>
          </table:table-cell>
          <table:table-cell office:value-type="string">
            <text:p>exit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string">
            <text:p>seem</text:p>
          </table:table-cell>
          <table:table-cell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sieh aus wie</text:p>
          </table:table-cell>
          <table:table-cell office:value-type="string">
            <text:p>arata ca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nu</text:p>
          </table:table-cell>
          <table:table-cell office:value-type="string">
            <text:p>feel</text:p>
          </table:table-cell>
          <table:table-cell table:number-columns-repeated="2"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fühlen</text:p>
          </table:table-cell>
          <table:table-cell office:value-type="string">
            <text:p>simți</text:p>
          </table:table-cell>
          <table:table-cell office:value-type="string">
            <text:p>sentire,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vu</text:p>
          </table:table-cell>
          <table:table-cell office:value-type="string">
            <text:p>serve</text:p>
          </table:table-cell>
          <table:table-cell table:number-columns-repeated="2"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dienen</text:p>
          </table:table-cell>
          <table:table-cell office:value-type="string">
            <text:p>servi</text:p>
          </table:table-cell>
          <table:table-cell office:value-type="string">
            <text:p>serv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sodu</text:p>
          </table:table-cell>
          <table:table-cell office:value-type="string">
            <text:p>consider</text:p>
          </table:table-cell>
          <table:table-cell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überlegen</text:p>
          </table:table-cell>
          <table:table-cell office:value-type="string">
            <text:p>lua în considerare</text:p>
          </table:table-cell>
          <table:table-cell office:value-type="string">
            <text:p>consideran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pu</text:p>
          </table:table-cell>
          <table:table-cell office:value-type="string">
            <text:p>suppose</text:p>
          </table:table-cell>
          <table:table-cell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annehmen</text:p>
          </table:table-cell>
          <table:table-cell office:value-type="string">
            <text:p>presupune</text:p>
          </table:table-cell>
          <table:table-cell office:value-type="string">
            <text:p>putan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top</text:p>
          </table:table-cell>
          <table:table-cell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hör auf</text:p>
          </table:table-cell>
          <table:table-cell office:value-type="string">
            <text:p>stop</text:p>
          </table:table-cell>
          <table:table-cell office:value-type="string">
            <text:p>prohiber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taju</text:p>
          </table:table-cell>
          <table:table-cell table:style-name="ce9" office:value-type="string">
            <text:p>cut</text:p>
          </table:table-cell>
          <table:table-cell table:style-name="ce12"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chnitt</text:p>
          </table:table-cell>
          <table:table-cell office:value-type="string">
            <text:p>a tăia</text:p>
          </table:table-cell>
          <table:table-cell office:value-type="string">
            <text:p>seca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a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bringen</text:p>
          </table:table-cell>
          <table:table-cell office:value-type="string">
            <text:p>aduce</text:p>
          </table:table-cell>
          <table:table-cell office:value-type="string">
            <text:p>adduc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nu</text:p>
          </table:table-cell>
          <table:table-cell table:style-name="ce9" office:value-type="string">
            <text:p>hold</text:p>
          </table:table-cell>
          <table:table-cell table:style-name="ce12"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lt</text:p>
          </table:table-cell>
          <table:table-cell office:value-type="string">
            <text:p>deține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ky</text:p>
          </table:table-cell>
          <table:table-cell office:value-type="string">
            <text:p>touch</text:p>
          </table:table-cell>
          <table:table-cell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berühren</text:p>
          </table:table-cell>
          <table:table-cell office:value-type="string">
            <text:p>atinge</text:p>
          </table:table-cell>
          <table:table-cell office:value-type="string">
            <text:p>tang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nehmen</text:p>
          </table:table-cell>
          <table:table-cell office:value-type="string">
            <text:p>lua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oru</text:p>
          </table:table-cell>
          <table:table-cell office:value-type="string">
            <text:p>treat</text:p>
          </table:table-cell>
          <table:table-cell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versuchen Sie es</text:p>
          </table:table-cell>
          <table:table-cell office:value-type="string">
            <text:p>trata</text:p>
          </table:table-cell>
          <table:table-cell office:value-type="string">
            <text:p>tractare,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udy</text:p>
          </table:table-cell>
          <table:table-cell office:value-type="string">
            <text:p>study</text:p>
          </table:table-cell>
          <table:table-cell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eren</text:p>
          </table:table-cell>
          <table:table-cell office:value-type="string">
            <text:p>studiu</text:p>
          </table:table-cell>
          <table:table-cell office:value-type="string">
            <text:p>stud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yru</text:p>
          </table:table-cell>
          <table:table-cell table:style-name="ce9" office:value-type="string">
            <text:p>pull</text:p>
          </table:table-cell>
          <table:table-cell table:style-name="ce12"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ziehen</text:p>
          </table:table-cell>
          <table:table-cell office:value-type="string">
            <text:p>Trage</text:p>
          </table:table-cell>
          <table:table-cell office:value-type="string">
            <text:p>trahere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tyzu</text:p>
          </table:table-cell>
          <table:table-cell office:value-type="string">
            <text:p>use</text:p>
          </table:table-cell>
          <table:table-cell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verwenden</text:p>
          </table:table-cell>
          <table:table-cell office:value-type="string">
            <text:p>utilizare</text:p>
          </table:table-cell>
          <table:table-cell office:value-type="string">
            <text:p>us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adu</text:p>
          </table:table-cell>
          <table:table-cell table:style-name="ce9" office:value-type="string">
            <text:p>goes</text:p>
          </table:table-cell>
          <table:table-cell table:style-name="ce12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gehen</text:p>
          </table:table-cell>
          <table:table-cell office:value-type="string">
            <text:p>merge</text:p>
          </table:table-cell>
          <table:table-cell office:value-type="string">
            <text:p>va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nu</text:p>
          </table:table-cell>
          <table:table-cell office:value-type="string">
            <text:p>come</text:p>
          </table:table-cell>
          <table:table-cell table:number-columns-repeated="2" office:value-type="string">
            <text:p>venir</text:p>
          </table:table-cell>
          <table:table-cell office:value-type="string">
            <text:p>venire</text:p>
          </table:table-cell>
          <table:table-cell office:value-type="string">
            <text:p>komm schon</text:p>
          </table:table-cell>
          <table:table-cell table:number-columns-repeated="2" office:value-type="string">
            <text:p>ven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oku</text:p>
          </table:table-cell>
          <table:table-cell office:value-type="string">
            <text:p>call</text:p>
          </table:table-cell>
          <table:table-cell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anrufen</text:p>
          </table:table-cell>
          <table:table-cell office:value-type="string">
            <text:p>apel</text:p>
          </table:table-cell>
          <table:table-cell office:value-type="string">
            <text:p>voc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table:style-name="ce9" office:value-type="string">
            <text:p>flight</text:p>
          </table:table-cell>
          <table:table-cell table:style-name="ce12"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fliegen</text:p>
          </table:table-cell>
          <table:table-cell office:value-type="string">
            <text:p>a zbura</text:p>
          </table:table-cell>
          <table:table-cell office:value-type="string">
            <text:p>volan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du</text:p>
          </table:table-cell>
          <table:table-cell table:style-name="ce9" office:value-type="string">
            <text:p>see</text:p>
          </table:table-cell>
          <table:table-cell table:style-name="ce12"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sehen</text:p>
          </table:table-cell>
          <table:table-cell office:value-type="string">
            <text:p>vedea</text:p>
          </table:table-cell>
          <table:table-cell office:value-type="string">
            <text:p>vide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ysu</text:p>
          </table:table-cell>
          <table:table-cell table:style-name="ce9" office:value-type="string">
            <text:p>will</text:p>
          </table:table-cell>
          <table:table-cell table:style-name="ce12" office:value-type="string">
            <text:p>voluntat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werden</text:p>
          </table:table-cell>
          <table:table-cell office:value-type="string">
            <text:p>voi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vo</text:p>
          </table:table-cell>
          <table:table-cell table:style-name="ce9" office:value-type="string">
            <text:p>live</text:p>
          </table:table-cell>
          <table:table-cell table:style-name="ce12"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Leben</text:p>
          </table:table-cell>
          <table:table-cell office:value-type="string">
            <text:p>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table:style-name="ce9" office:value-type="string">
            <text:p>know</text:p>
          </table:table-cell>
          <table:table-cell table:style-name="ce12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kennt, wissen</text:p>
          </table:table-cell>
          <table:table-cell office:value-type="string">
            <text:p>ști</text:p>
          </table:table-cell>
          <table:table-cell office:value-type="string">
            <text:p>scio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office:value-type="string">
            <text:p>know</text:p>
          </table:table-cell>
          <table:table-cell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kennenlernen</text:p>
          </table:table-cell>
          <table:table-cell office:value-type="string">
            <text:p>cunoaște</text:p>
          </table:table-cell>
          <table:table-cell office:value-type="string">
            <text:p>sci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xedu</text:p>
          </table:table-cell>
          <table:table-cell table:style-name="ce9" office:value-type="string">
            <text:p>sit</text:p>
          </table:table-cell>
          <table:table-cell table:style-name="ce12"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zen</text:p>
          </table:table-cell>
          <table:table-cell office:value-type="string">
            <text:p>st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ynzu</text:p>
          </table:table-cell>
          <table:table-cell office:value-type="string">
            <text:p>begin</text:p>
          </table:table-cell>
          <table:table-cell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starten</text:p>
          </table:table-cell>
          <table:table-cell office:value-type="string">
            <text:p>începe, start</text:p>
          </table:table-cell>
          <table:table-cell office:value-type="string">
            <text:p>in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yvea</text:p>
          </table:table-cell>
          <table:table-cell office:value-type="string">
            <text:p>discover</text:p>
          </table:table-cell>
          <table:table-cell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zu entdecken</text:p>
          </table:table-cell>
          <table:table-cell office:value-type="string">
            <text:p>a descoperi</text:p>
          </table:table-cell>
          <table:table-cell office:value-type="string">
            <text:p>reveles</text:p>
          </table:table-cell>
        </table:table-row>
      </table:table>
      <table:table table:name="noun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number-columns-repeated="6" table:default-cell-style-name="Default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dyo</text:p>
          </table:table-cell>
          <table:table-cell table:style-name="ce9" office:value-type="string">
            <text:p>good-bye</text:p>
          </table:table-cell>
          <table:table-cell table:style-name="ce12" office:value-type="string">
            <text:p>adiós</text:p>
          </table:table-cell>
          <table:table-cell table:style-name="ce13" office:value-type="string">
            <text:p>Au revoir</text:p>
          </table:table-cell>
          <table:table-cell table:style-name="ce14" office:value-type="string">
            <text:p>addio</text:p>
          </table:table-cell>
          <table:table-cell table:style-name="ce16" office:value-type="string">
            <text:p>Auf Wiedersehen</text:p>
          </table:table-cell>
          <table:table-cell table:style-name="ce17" office:value-type="string">
            <text:p>la revedere</text:p>
          </table:table-cell>
          <table:table-cell table:style-name="ce18" office:value-type="string">
            <text:p>val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gra</text:p>
          </table:table-cell>
          <table:table-cell table:style-name="ce9" office:value-type="string">
            <text:p>farmer</text:p>
          </table:table-cell>
          <table:table-cell table:style-name="ce12" office:value-type="string">
            <text:p>granjero</text:p>
          </table:table-cell>
          <table:table-cell table:style-name="ce13" office:value-type="string">
            <text:p>fermier</text:p>
          </table:table-cell>
          <table:table-cell table:style-name="ce14" office:value-type="string">
            <text:p>contadino</text:p>
          </table:table-cell>
          <table:table-cell table:style-name="ce16" office:value-type="string">
            <text:p>Farmer</text:p>
          </table:table-cell>
          <table:table-cell table:style-name="ce17" office:value-type="string">
            <text:p>agricultor</text:p>
          </table:table-cell>
          <table:table-cell table:style-name="ce18" office:value-type="string">
            <text:p>agricola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ota</text:p>
          </table:table-cell>
          <table:table-cell table:style-name="ce9" office:value-type="string">
            <text:p>car</text:p>
          </table:table-cell>
          <table:table-cell table:style-name="ce12" office:value-type="string">
            <text:p>coche</text:p>
          </table:table-cell>
          <table:table-cell table:style-name="ce13" office:value-type="string">
            <text:p>voiture</text:p>
          </table:table-cell>
          <table:table-cell table:style-name="ce14" office:value-type="string">
            <text:p>auto</text:p>
          </table:table-cell>
          <table:table-cell table:style-name="ce16" office:value-type="string">
            <text:p>Auto</text:p>
          </table:table-cell>
          <table:table-cell table:style-name="ce17" office:value-type="string">
            <text:p>mașină</text:p>
          </table:table-cell>
          <table:table-cell table:style-name="ce18" office:value-type="string">
            <text:p>currus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aqua</text:p>
          </table:table-cell>
          <table:table-cell table:style-name="ce9" office:value-type="string">
            <text:p>water</text:p>
          </table:table-cell>
          <table:table-cell table:style-name="ce12" office:value-type="string">
            <text:p>agua</text:p>
          </table:table-cell>
          <table:table-cell table:style-name="ce13" office:value-type="string">
            <text:p>l'eau</text:p>
          </table:table-cell>
          <table:table-cell table:style-name="ce14" office:value-type="string">
            <text:p>acqua</text:p>
          </table:table-cell>
          <table:table-cell table:style-name="ce16" office:value-type="string">
            <text:p>Wasser</text:p>
          </table:table-cell>
          <table:table-cell table:style-name="ce17" office:value-type="string">
            <text:p>apă</text:p>
          </table:table-cell>
          <table:table-cell table:style-name="ce18" office:value-type="string">
            <text:p>aqua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rea</text:p>
          </table:table-cell>
          <table:table-cell table:style-name="ce9" office:value-type="string">
            <text:p>floor</text:p>
          </table:table-cell>
          <table:table-cell table:style-name="ce12" office:value-type="string">
            <text:p>suelo</text:p>
          </table:table-cell>
          <table:table-cell table:style-name="ce13" office:value-type="string">
            <text:p>sol</text:p>
          </table:table-cell>
          <table:table-cell table:style-name="ce14" office:value-type="string">
            <text:p>pavimento</text:p>
          </table:table-cell>
          <table:table-cell table:style-name="ce16" office:value-type="string">
            <text:p>Fußboden</text:p>
          </table:table-cell>
          <table:table-cell table:style-name="ce17" office:value-type="string">
            <text:p>podea</text:p>
          </table:table-cell>
          <table:table-cell table:style-name="ce18" office:value-type="string">
            <text:p>area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aka</text:p>
          </table:table-cell>
          <table:table-cell table:style-name="ce9" office:value-type="string">
            <text:p>boat</text:p>
          </table:table-cell>
          <table:table-cell table:style-name="ce12" office:value-type="string">
            <text:p>barco</text:p>
          </table:table-cell>
          <table:table-cell table:style-name="ce13" office:value-type="string">
            <text:p>bateau</text:p>
          </table:table-cell>
          <table:table-cell table:style-name="ce14" office:value-type="string">
            <text:p>barca</text:p>
          </table:table-cell>
          <table:table-cell table:style-name="ce16" office:value-type="string">
            <text:p>Boot</text:p>
          </table:table-cell>
          <table:table-cell table:style-name="ce17" office:value-type="string">
            <text:p>barcă</text:p>
          </table:table-cell>
          <table:table-cell table:style-name="ce18" office:value-type="string">
            <text:p>navi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bobo</text:p>
          </table:table-cell>
          <table:table-cell table:style-name="ce9" office:value-type="string">
            <text:p>baby</text:p>
          </table:table-cell>
          <table:table-cell table:style-name="ce12" office:value-type="string">
            <text:p>bebé</text:p>
          </table:table-cell>
          <table:table-cell table:style-name="ce13" office:value-type="string">
            <text:p>bébé</text:p>
          </table:table-cell>
          <table:table-cell table:style-name="ce14" office:value-type="string">
            <text:p>bambino</text:p>
          </table:table-cell>
          <table:table-cell table:style-name="ce16" office:value-type="string">
            <text:p>Baby</text:p>
          </table:table-cell>
          <table:table-cell table:style-name="ce17" office:value-type="string">
            <text:p>bebelus</text:p>
          </table:table-cell>
          <table:table-cell table:style-name="ce18" office:value-type="string">
            <text:p>infan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bola</text:p>
          </table:table-cell>
          <table:table-cell table:style-name="ce9" office:value-type="string">
            <text:p>ball</text:p>
          </table:table-cell>
          <table:table-cell table:style-name="ce12" office:value-type="string">
            <text:p>pelota</text:p>
          </table:table-cell>
          <table:table-cell table:style-name="ce13" office:value-type="string">
            <text:p>Balle</text:p>
          </table:table-cell>
          <table:table-cell table:style-name="ce14" office:value-type="string">
            <text:p>palla</text:p>
          </table:table-cell>
          <table:table-cell table:style-name="ce16" office:value-type="string">
            <text:p>Ball</text:p>
          </table:table-cell>
          <table:table-cell table:style-name="ce17" office:value-type="string">
            <text:p>minge</text:p>
          </table:table-cell>
          <table:table-cell table:style-name="ce18" office:value-type="string">
            <text:p>Sphera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ora</text:p>
          </table:table-cell>
          <table:table-cell table:style-name="ce9" office:value-type="string">
            <text:p>tree</text:p>
          </table:table-cell>
          <table:table-cell table:style-name="ce12" office:value-type="string">
            <text:p>árbol</text:p>
          </table:table-cell>
          <table:table-cell table:style-name="ce13" office:value-type="string">
            <text:p>arbre</text:p>
          </table:table-cell>
          <table:table-cell table:style-name="ce14" office:value-type="string">
            <text:p>albero</text:p>
          </table:table-cell>
          <table:table-cell table:style-name="ce16" office:value-type="string">
            <text:p>Baum</text:p>
          </table:table-cell>
          <table:table-cell table:style-name="ce17" office:value-type="string">
            <text:p>copac</text:p>
          </table:table-cell>
          <table:table-cell table:style-name="ce18" office:value-type="string">
            <text:p>Arbor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yta</text:p>
          </table:table-cell>
          <table:table-cell table:style-name="ce9" office:value-type="string">
            <text:p>stick</text:p>
          </table:table-cell>
          <table:table-cell table:style-name="ce12" office:value-type="string">
            <text:p>palo</text:p>
          </table:table-cell>
          <table:table-cell table:style-name="ce13" office:value-type="string">
            <text:p>bâton</text:p>
          </table:table-cell>
          <table:table-cell table:style-name="ce14" office:value-type="string">
            <text:p>bastone</text:p>
          </table:table-cell>
          <table:table-cell table:style-name="ce16" office:value-type="string">
            <text:p>Stock</text:p>
          </table:table-cell>
          <table:table-cell table:style-name="ce17" office:value-type="string">
            <text:p>băț</text:p>
          </table:table-cell>
          <table:table-cell table:style-name="ce18" office:value-type="string">
            <text:p>lignum unum,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yde</text:p>
          </table:table-cell>
          <table:table-cell table:style-name="ce9" office:value-type="string">
            <text:p>children</text:p>
          </table:table-cell>
          <table:table-cell table:style-name="ce12" office:value-type="string">
            <text:p>niños</text:p>
          </table:table-cell>
          <table:table-cell table:style-name="ce13" office:value-type="string">
            <text:p>Enfants</text:p>
          </table:table-cell>
          <table:table-cell table:style-name="ce14" office:value-type="string">
            <text:p>bambini</text:p>
          </table:table-cell>
          <table:table-cell table:style-name="ce16" office:value-type="string">
            <text:p>Kinder</text:p>
          </table:table-cell>
          <table:table-cell table:style-name="ce17" office:value-type="string">
            <text:p>copii</text:p>
          </table:table-cell>
          <table:table-cell table:style-name="ce18" office:value-type="string">
            <text:p>liberi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yka</text:p>
          </table:table-cell>
          <table:table-cell table:style-name="ce9" office:value-type="string">
            <text:p>girl</text:p>
          </table:table-cell>
          <table:table-cell table:style-name="ce12" office:value-type="string">
            <text:p>chica</text:p>
          </table:table-cell>
          <table:table-cell table:style-name="ce13" office:value-type="string">
            <text:p>fille</text:p>
          </table:table-cell>
          <table:table-cell table:style-name="ce14" office:value-type="string">
            <text:p>ragazza</text:p>
          </table:table-cell>
          <table:table-cell table:style-name="ce16" office:value-type="string">
            <text:p>Mädchen</text:p>
          </table:table-cell>
          <table:table-cell table:style-name="ce17" office:value-type="string">
            <text:p>fată</text:p>
          </table:table-cell>
          <table:table-cell table:style-name="ce18" office:value-type="string">
            <text:p>puella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emy</text:p>
          </table:table-cell>
          <table:table-cell table:style-name="ce9" office:value-type="string">
            <text:p>farm</text:p>
          </table:table-cell>
          <table:table-cell table:style-name="ce12" office:value-type="string">
            <text:p>granja</text:p>
          </table:table-cell>
          <table:table-cell table:style-name="ce13" office:value-type="string">
            <text:p>ferme</text:p>
          </table:table-cell>
          <table:table-cell table:style-name="ce14" office:value-type="string">
            <text:p>azienda agricola</text:p>
          </table:table-cell>
          <table:table-cell table:style-name="ce16" office:value-type="string">
            <text:p>Bauernhof</text:p>
          </table:table-cell>
          <table:table-cell table:style-name="ce17" office:value-type="string">
            <text:p>fermă</text:p>
          </table:table-cell>
          <table:table-cell table:style-name="ce18" office:value-type="string">
            <text:p>villa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lea</text:p>
          </table:table-cell>
          <table:table-cell table:style-name="ce9" office:value-type="string">
            <text:p>flower</text:p>
          </table:table-cell>
          <table:table-cell table:style-name="ce12" office:value-type="string">
            <text:p>flor</text:p>
          </table:table-cell>
          <table:table-cell table:style-name="ce13" office:value-type="string">
            <text:p>fleur</text:p>
          </table:table-cell>
          <table:table-cell table:style-name="ce14" office:value-type="string">
            <text:p>fiore</text:p>
          </table:table-cell>
          <table:table-cell table:style-name="ce16" office:value-type="string">
            <text:p>Blume</text:p>
          </table:table-cell>
          <table:table-cell table:style-name="ce17" office:value-type="string">
            <text:p>floare</text:p>
          </table:table-cell>
          <table:table-cell table:style-name="ce18" office:value-type="string">
            <text:p>flo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oka</text:p>
          </table:table-cell>
          <table:table-cell table:style-name="ce9" office:value-type="string">
            <text:p>fire</text:p>
          </table:table-cell>
          <table:table-cell table:style-name="ce12" office:value-type="string">
            <text:p>fuego</text:p>
          </table:table-cell>
          <table:table-cell table:style-name="ce13" office:value-type="string">
            <text:p>Feu</text:p>
          </table:table-cell>
          <table:table-cell table:style-name="ce14" office:value-type="string">
            <text:p>fuoco</text:p>
          </table:table-cell>
          <table:table-cell table:style-name="ce16" office:value-type="string">
            <text:p>Feuer</text:p>
          </table:table-cell>
          <table:table-cell table:style-name="ce17" office:value-type="string">
            <text:p>foc</text:p>
          </table:table-cell>
          <table:table-cell table:style-name="ce18" office:value-type="string">
            <text:p>igni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rea</text:p>
          </table:table-cell>
          <table:table-cell table:style-name="ce9" office:value-type="string">
            <text:p>brother</text:p>
          </table:table-cell>
          <table:table-cell table:style-name="ce12" office:value-type="string">
            <text:p>hermano</text:p>
          </table:table-cell>
          <table:table-cell table:style-name="ce13" office:value-type="string">
            <text:p>frère</text:p>
          </table:table-cell>
          <table:table-cell table:style-name="ce14" office:value-type="string">
            <text:p>fratello</text:p>
          </table:table-cell>
          <table:table-cell table:style-name="ce16" office:value-type="string">
            <text:p>Bruder</text:p>
          </table:table-cell>
          <table:table-cell table:style-name="ce17" office:value-type="string">
            <text:p>frate</text:p>
          </table:table-cell>
          <table:table-cell table:style-name="ce18" office:value-type="string">
            <text:p>frater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gaba</text:p>
          </table:table-cell>
          <table:table-cell table:style-name="ce9" office:value-type="string">
            <text:p>leg</text:p>
          </table:table-cell>
          <table:table-cell table:style-name="ce12" office:value-type="string">
            <text:p>pierna</text:p>
          </table:table-cell>
          <table:table-cell table:style-name="ce13" office:value-type="string">
            <text:p>jambe</text:p>
          </table:table-cell>
          <table:table-cell table:style-name="ce14" office:value-type="string">
            <text:p>gamba</text:p>
          </table:table-cell>
          <table:table-cell table:style-name="ce16" office:value-type="string">
            <text:p>Bein</text:p>
          </table:table-cell>
          <table:table-cell table:style-name="ce17" office:value-type="string">
            <text:p>picior</text:p>
          </table:table-cell>
          <table:table-cell table:style-name="ce18" office:value-type="string">
            <text:p>cr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eba</text:p>
          </table:table-cell>
          <table:table-cell table:style-name="ce9" office:value-type="string">
            <text:p>grass</text:p>
          </table:table-cell>
          <table:table-cell table:style-name="ce12" office:value-type="string">
            <text:p>hierba</text:p>
          </table:table-cell>
          <table:table-cell table:style-name="ce13" office:value-type="string">
            <text:p>herbe</text:p>
          </table:table-cell>
          <table:table-cell table:style-name="ce14" office:value-type="string">
            <text:p>erba</text:p>
          </table:table-cell>
          <table:table-cell table:style-name="ce16" office:value-type="string">
            <text:p>Gras</text:p>
          </table:table-cell>
          <table:table-cell table:style-name="ce17" office:value-type="string">
            <text:p>iarbă</text:p>
          </table:table-cell>
          <table:table-cell table:style-name="ce18" office:value-type="string">
            <text:p>herba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hepa</text:p>
          </table:table-cell>
          <table:table-cell table:style-name="ce9" office:value-type="string">
            <text:p>paper</text:p>
          </table:table-cell>
          <table:table-cell table:style-name="ce12" office:value-type="string">
            <text:p>papel</text:p>
          </table:table-cell>
          <table:table-cell table:style-name="ce13" office:value-type="string">
            <text:p>papier</text:p>
          </table:table-cell>
          <table:table-cell table:style-name="ce14" office:value-type="string">
            <text:p>carta</text:p>
          </table:table-cell>
          <table:table-cell table:style-name="ce16" office:value-type="string">
            <text:p>Papier</text:p>
          </table:table-cell>
          <table:table-cell table:style-name="ce17" office:value-type="string">
            <text:p>hârtie</text:p>
          </table:table-cell>
          <table:table-cell table:style-name="ce18" office:value-type="string">
            <text:p>chartam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omo</text:p>
          </table:table-cell>
          <table:table-cell table:style-name="ce9" office:value-type="string">
            <text:p>men</text:p>
          </table:table-cell>
          <table:table-cell table:style-name="ce12" office:value-type="string">
            <text:p>hombres</text:p>
          </table:table-cell>
          <table:table-cell table:style-name="ce13" office:value-type="string">
            <text:p>Hommes</text:p>
          </table:table-cell>
          <table:table-cell table:style-name="ce14" office:value-type="string">
            <text:p>uomini</text:p>
          </table:table-cell>
          <table:table-cell table:style-name="ce16" office:value-type="string">
            <text:p>Männer</text:p>
          </table:table-cell>
          <table:table-cell table:style-name="ce17" office:value-type="string">
            <text:p>bărbați</text:p>
          </table:table-cell>
          <table:table-cell table:style-name="ce18" office:value-type="string">
            <text:p>homines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hoya</text:p>
          </table:table-cell>
          <table:table-cell table:style-name="ce9" office:value-type="string">
            <text:p>today</text:p>
          </table:table-cell>
          <table:table-cell table:style-name="ce12" office:value-type="string">
            <text:p>hoy</text:p>
          </table:table-cell>
          <table:table-cell table:style-name="ce13" office:value-type="string">
            <text:p>aujourd'hui</text:p>
          </table:table-cell>
          <table:table-cell table:style-name="ce14" office:value-type="string">
            <text:p>oggi</text:p>
          </table:table-cell>
          <table:table-cell table:style-name="ce16" office:value-type="string">
            <text:p>heute</text:p>
          </table:table-cell>
          <table:table-cell table:style-name="ce17" office:value-type="string">
            <text:p>azi</text:p>
          </table:table-cell>
          <table:table-cell table:style-name="ce18" office:value-type="string">
            <text:p>hodie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hugy</text:p>
          </table:table-cell>
          <table:table-cell table:style-name="ce9" office:value-type="string">
            <text:p>hill</text:p>
          </table:table-cell>
          <table:table-cell table:style-name="ce12" office:value-type="string">
            <text:p>colina</text:p>
          </table:table-cell>
          <table:table-cell table:style-name="ce13" office:value-type="string">
            <text:p>colline</text:p>
          </table:table-cell>
          <table:table-cell table:style-name="ce14" office:value-type="string">
            <text:p>collina</text:p>
          </table:table-cell>
          <table:table-cell table:style-name="ce16" office:value-type="string">
            <text:p>Hügel</text:p>
          </table:table-cell>
          <table:table-cell table:style-name="ce17" office:value-type="string">
            <text:p>deal</text:p>
          </table:table-cell>
          <table:table-cell table:style-name="ce18" office:value-type="string">
            <text:p>colli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uma</text:p>
          </table:table-cell>
          <table:table-cell table:style-name="ce9" office:value-type="string">
            <text:p>man</text:p>
          </table:table-cell>
          <table:table-cell table:style-name="ce12" office:value-type="string">
            <text:p>hombre</text:p>
          </table:table-cell>
          <table:table-cell table:style-name="ce13" office:value-type="string">
            <text:p>homme</text:p>
          </table:table-cell>
          <table:table-cell table:style-name="ce14" office:value-type="string">
            <text:p>uomo</text:p>
          </table:table-cell>
          <table:table-cell table:style-name="ce16" office:value-type="string">
            <text:p>Mann</text:p>
          </table:table-cell>
          <table:table-cell table:style-name="ce17" office:value-type="string">
            <text:p>om</text:p>
          </table:table-cell>
          <table:table-cell table:style-name="ce18" office:value-type="string">
            <text:p>vir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ara</text:p>
          </table:table-cell>
          <table:table-cell table:style-name="ce9" office:value-type="string">
            <text:p>garden</text:p>
          </table:table-cell>
          <table:table-cell table:style-name="ce12" office:value-type="string">
            <text:p>jardín</text:p>
          </table:table-cell>
          <table:table-cell table:style-name="ce13" office:value-type="string">
            <text:p>jardin</text:p>
          </table:table-cell>
          <table:table-cell table:style-name="ce14" office:value-type="string">
            <text:p>giardino</text:p>
          </table:table-cell>
          <table:table-cell table:style-name="ce16" office:value-type="string">
            <text:p>Garten</text:p>
          </table:table-cell>
          <table:table-cell table:style-name="ce17" office:value-type="string">
            <text:p>grădină</text:p>
          </table:table-cell>
          <table:table-cell table:style-name="ce18" office:value-type="string">
            <text:p>hortus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ema</text:p>
          </table:table-cell>
          <table:table-cell table:style-name="ce9" office:value-type="string">
            <text:p>money</text:p>
          </table:table-cell>
          <table:table-cell table:style-name="ce12" office:value-type="string">
            <text:p>dinero</text:p>
          </table:table-cell>
          <table:table-cell table:style-name="ce13" office:value-type="string">
            <text:p>argent</text:p>
          </table:table-cell>
          <table:table-cell table:style-name="ce14" office:value-type="string">
            <text:p>i soldi</text:p>
          </table:table-cell>
          <table:table-cell table:style-name="ce16" office:value-type="string">
            <text:p>Geld</text:p>
          </table:table-cell>
          <table:table-cell table:style-name="ce17" office:value-type="string">
            <text:p>bani</text:p>
          </table:table-cell>
          <table:table-cell table:style-name="ce18" office:value-type="string">
            <text:p>pecunia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oka</text:p>
          </table:table-cell>
          <table:table-cell table:style-name="ce9" office:value-type="string">
            <text:p>game</text:p>
          </table:table-cell>
          <table:table-cell table:style-name="ce12" office:value-type="string">
            <text:p>juego</text:p>
          </table:table-cell>
          <table:table-cell table:style-name="ce13" office:value-type="string">
            <text:p>Jeu</text:p>
          </table:table-cell>
          <table:table-cell table:style-name="ce14" office:value-type="string">
            <text:p>gioco</text:p>
          </table:table-cell>
          <table:table-cell table:style-name="ce16" office:value-type="string">
            <text:p>Spiel</text:p>
          </table:table-cell>
          <table:table-cell table:style-name="ce17" office:value-type="string">
            <text:p>joc</text:p>
          </table:table-cell>
          <table:table-cell table:style-name="ce18" office:value-type="string">
            <text:p>lud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oxa</text:p>
          </table:table-cell>
          <table:table-cell table:style-name="ce9" office:value-type="string">
            <text:p>bell</text:p>
          </table:table-cell>
          <table:table-cell table:style-name="ce12" office:value-type="string">
            <text:p>campana</text:p>
          </table:table-cell>
          <table:table-cell table:style-name="ce13" office:value-type="string">
            <text:p>cloche</text:p>
          </table:table-cell>
          <table:table-cell table:style-name="ce14" office:value-type="string">
            <text:p>campana</text:p>
          </table:table-cell>
          <table:table-cell table:style-name="ce16" office:value-type="string">
            <text:p>Glocke</text:p>
          </table:table-cell>
          <table:table-cell table:style-name="ce17" office:value-type="string">
            <text:p>clopot</text:p>
          </table:table-cell>
          <table:table-cell table:style-name="ce18" office:value-type="string">
            <text:p>campan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juga</text:p>
          </table:table-cell>
          <table:table-cell table:style-name="ce9" office:value-type="string">
            <text:p>toy</text:p>
          </table:table-cell>
          <table:table-cell table:style-name="ce12" office:value-type="string">
            <text:p>juguete</text:p>
          </table:table-cell>
          <table:table-cell table:style-name="ce13" office:value-type="string">
            <text:p>jouet</text:p>
          </table:table-cell>
          <table:table-cell table:style-name="ce14" office:value-type="string">
            <text:p>giocattolo</text:p>
          </table:table-cell>
          <table:table-cell table:style-name="ce16" office:value-type="string">
            <text:p>Spielzeug</text:p>
          </table:table-cell>
          <table:table-cell table:style-name="ce17" office:value-type="string">
            <text:p>jucărie</text:p>
          </table:table-cell>
          <table:table-cell table:style-name="ce18" office:value-type="string">
            <text:p>toy</text:p>
          </table:table-cell>
        </table:table-row>
        <table:table-row table:style-name="ro1">
          <table:table-cell table:style-name="ce2" office:value-type="string">
            <text:p>day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juna</text:p>
          </table:table-cell>
          <table:table-cell table:style-name="ce9" office:value-type="string">
            <text:p>day</text:p>
          </table:table-cell>
          <table:table-cell table:style-name="ce12" office:value-type="string">
            <text:p>día</text:p>
          </table:table-cell>
          <table:table-cell table:style-name="ce13" office:value-type="string">
            <text:p>journée</text:p>
          </table:table-cell>
          <table:table-cell table:style-name="ce14" office:value-type="string">
            <text:p>giorno</text:p>
          </table:table-cell>
          <table:table-cell table:style-name="ce16" office:value-type="string">
            <text:p>Tag</text:p>
          </table:table-cell>
          <table:table-cell table:style-name="ce17" office:value-type="string">
            <text:p>zi</text:p>
          </table:table-cell>
          <table:table-cell table:style-name="ce18" office:value-type="string">
            <text:p>die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kaja</text:p>
          </table:table-cell>
          <table:table-cell table:style-name="ce9" office:value-type="string">
            <text:p>box</text:p>
          </table:table-cell>
          <table:table-cell table:style-name="ce12" office:value-type="string">
            <text:p>caja</text:p>
          </table:table-cell>
          <table:table-cell table:style-name="ce13" office:value-type="string">
            <text:p>boîte</text:p>
          </table:table-cell>
          <table:table-cell table:style-name="ce14" office:value-type="string">
            <text:p>scatola</text:p>
          </table:table-cell>
          <table:table-cell table:style-name="ce16" office:value-type="string">
            <text:p>Box</text:p>
          </table:table-cell>
          <table:table-cell table:style-name="ce17" office:value-type="string">
            <text:p>cutie</text:p>
          </table:table-cell>
          <table:table-cell table:style-name="ce18" office:value-type="string">
            <text:p>arca archa</text:p>
          </table:table-cell>
        </table:table-row>
        <table:table-row table:style-name="ro3">
          <table:table-cell table:style-name="ce2" office:value-type="string">
            <text:p>romanian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kale</text:p>
          </table:table-cell>
          <table:table-cell table:style-name="ce9" office:value-type="string">
            <text:p>way</text:p>
          </table:table-cell>
          <table:table-cell table:style-name="ce12" office:value-type="string">
            <text:p>camino</text:p>
          </table:table-cell>
          <table:table-cell table:style-name="ce13" office:value-type="string">
            <text:p/>
            <text:p>le chemin</text:p>
          </table:table-cell>
          <table:table-cell table:style-name="ce57" office:value-type="string">
            <text:p>strada</text:p>
          </table:table-cell>
          <table:table-cell table:style-name="ce16" office:value-type="string">
            <text:p>Weg</text:p>
          </table:table-cell>
          <table:table-cell table:style-name="ce17" office:value-type="string">
            <text:p>cale</text:p>
          </table:table-cell>
          <table:table-cell table:style-name="ce18"/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ma</text:p>
          </table:table-cell>
          <table:table-cell table:style-name="ce9" office:value-type="string">
            <text:p>bed</text:p>
          </table:table-cell>
          <table:table-cell table:style-name="ce12" office:value-type="string">
            <text:p>cama</text:p>
          </table:table-cell>
          <table:table-cell table:style-name="ce13" office:value-type="string">
            <text:p>lit</text:p>
          </table:table-cell>
          <table:table-cell table:style-name="ce14" office:value-type="string">
            <text:p>letto</text:p>
          </table:table-cell>
          <table:table-cell table:style-name="ce16" office:value-type="string">
            <text:p>Bett</text:p>
          </table:table-cell>
          <table:table-cell table:style-name="ce17" office:value-type="string">
            <text:p>pat</text:p>
          </table:table-cell>
          <table:table-cell table:style-name="ce18" office:value-type="string">
            <text:p>lectulo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pa</text:p>
          </table:table-cell>
          <table:table-cell table:style-name="ce9" office:value-type="string">
            <text:p>coat</text:p>
          </table:table-cell>
          <table:table-cell table:style-name="ce12" office:value-type="string">
            <text:p>Saco</text:p>
          </table:table-cell>
          <table:table-cell table:style-name="ce13" office:value-type="string">
            <text:p>manteau</text:p>
          </table:table-cell>
          <table:table-cell table:style-name="ce14" office:value-type="string">
            <text:p>cappotto</text:p>
          </table:table-cell>
          <table:table-cell table:style-name="ce16" office:value-type="string">
            <text:p>Mantel</text:p>
          </table:table-cell>
          <table:table-cell table:style-name="ce17" office:value-type="string">
            <text:p>palton</text:p>
          </table:table-cell>
          <table:table-cell table:style-name="ce18" office:value-type="string">
            <text:p>loric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sa</text:p>
          </table:table-cell>
          <table:table-cell table:style-name="ce9" office:value-type="string">
            <text:p>house</text:p>
          </table:table-cell>
          <table:table-cell table:style-name="ce12" office:value-type="string">
            <text:p>casa</text:p>
          </table:table-cell>
          <table:table-cell table:style-name="ce13" office:value-type="string">
            <text:p>maison</text:p>
          </table:table-cell>
          <table:table-cell table:style-name="ce14" office:value-type="string">
            <text:p>Casa</text:p>
          </table:table-cell>
          <table:table-cell table:style-name="ce16" office:value-type="string">
            <text:p>Haus</text:p>
          </table:table-cell>
          <table:table-cell table:style-name="ce17" office:value-type="string">
            <text:p>casă</text:p>
          </table:table-cell>
          <table:table-cell table:style-name="ce18" office:value-type="string">
            <text:p>domum or cas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kaya</text:p>
          </table:table-cell>
          <table:table-cell table:style-name="ce9" office:value-type="string">
            <text:p>street</text:p>
          </table:table-cell>
          <table:table-cell table:style-name="ce12" office:value-type="string">
            <text:p>calle</text:p>
          </table:table-cell>
          <table:table-cell table:style-name="ce13" office:value-type="string">
            <text:p>rue</text:p>
          </table:table-cell>
          <table:table-cell table:style-name="ce14" office:value-type="string">
            <text:p>strada</text:p>
          </table:table-cell>
          <table:table-cell table:style-name="ce16" office:value-type="string">
            <text:p>Straße</text:p>
          </table:table-cell>
          <table:table-cell table:style-name="ce17" office:value-type="string">
            <text:p>stradă</text:p>
          </table:table-cell>
          <table:table-cell table:style-name="ce18" office:value-type="string">
            <text:p>vi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koza</text:p>
          </table:table-cell>
          <table:table-cell table:style-name="ce9" office:value-type="string">
            <text:p>object</text:p>
          </table:table-cell>
          <table:table-cell table:style-name="ce12" office:value-type="string">
            <text:p>cosa</text:p>
          </table:table-cell>
          <table:table-cell table:style-name="ce13" office:value-type="string">
            <text:p>chose</text:p>
          </table:table-cell>
          <table:table-cell table:style-name="ce14" office:value-type="string">
            <text:p>cosa</text:p>
          </table:table-cell>
          <table:table-cell table:style-name="ce16" office:value-type="string">
            <text:p>Ding, Sache</text:p>
          </table:table-cell>
          <table:table-cell table:style-name="ce17" office:value-type="string">
            <text:p>lucru</text:p>
          </table:table-cell>
          <table:table-cell table:style-name="ce18" office:value-type="string">
            <text:p>re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apa</text:p>
          </table:table-cell>
          <table:table-cell table:style-name="ce9" office:value-type="string">
            <text:p>rabbit</text:p>
          </table:table-cell>
          <table:table-cell table:style-name="ce12" office:value-type="string">
            <text:p>Conejo</text:p>
          </table:table-cell>
          <table:table-cell table:style-name="ce13" office:value-type="string">
            <text:p>lapin</text:p>
          </table:table-cell>
          <table:table-cell table:style-name="ce14" office:value-type="string">
            <text:p>coniglio</text:p>
          </table:table-cell>
          <table:table-cell table:style-name="ce16" office:value-type="string">
            <text:p>Hase</text:p>
          </table:table-cell>
          <table:table-cell table:style-name="ce17" office:value-type="string">
            <text:p>iepure</text:p>
          </table:table-cell>
          <table:table-cell table:style-name="ce18" office:value-type="string">
            <text:p>Lepu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ece</text:p>
          </table:table-cell>
          <table:table-cell table:style-name="ce9" office:value-type="string">
            <text:p>milk</text:p>
          </table:table-cell>
          <table:table-cell table:style-name="ce12" office:value-type="string">
            <text:p>Leche</text:p>
          </table:table-cell>
          <table:table-cell table:style-name="ce13" office:value-type="string">
            <text:p>Lait</text:p>
          </table:table-cell>
          <table:table-cell table:style-name="ce14" office:value-type="string">
            <text:p>latte</text:p>
          </table:table-cell>
          <table:table-cell table:style-name="ce16" office:value-type="string">
            <text:p>Milch</text:p>
          </table:table-cell>
          <table:table-cell table:style-name="ce17" office:value-type="string">
            <text:p>lapte</text:p>
          </table:table-cell>
          <table:table-cell table:style-name="ce18" office:value-type="string">
            <text:p>lac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lena</text:p>
          </table:table-cell>
          <table:table-cell table:style-name="ce9" office:value-type="string">
            <text:p>wood</text:p>
          </table:table-cell>
          <table:table-cell table:style-name="ce12" office:value-type="string">
            <text:p>madera</text:p>
          </table:table-cell>
          <table:table-cell table:style-name="ce13" office:value-type="string">
            <text:p>bois</text:p>
          </table:table-cell>
          <table:table-cell table:style-name="ce14" office:value-type="string">
            <text:p>legna</text:p>
          </table:table-cell>
          <table:table-cell table:style-name="ce16" office:value-type="string">
            <text:p>Holz</text:p>
          </table:table-cell>
          <table:table-cell table:style-name="ce17" office:value-type="string">
            <text:p>lemn</text:p>
          </table:table-cell>
          <table:table-cell table:style-name="ce18" office:value-type="string">
            <text:p>lignu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eta</text:p>
          </table:table-cell>
          <table:table-cell table:style-name="ce9" office:value-type="string">
            <text:p>letter</text:p>
          </table:table-cell>
          <table:table-cell table:style-name="ce12" office:value-type="string">
            <text:p>letra</text:p>
          </table:table-cell>
          <table:table-cell table:style-name="ce13" office:value-type="string">
            <text:p>lettre</text:p>
          </table:table-cell>
          <table:table-cell table:style-name="ce14" office:value-type="string">
            <text:p>lettera</text:p>
          </table:table-cell>
          <table:table-cell table:style-name="ce16" office:value-type="string">
            <text:p>Brief</text:p>
          </table:table-cell>
          <table:table-cell table:style-name="ce17" office:value-type="string">
            <text:p>scrisoare</text:p>
          </table:table-cell>
          <table:table-cell table:style-name="ce18" office:value-type="string">
            <text:p>litterae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4">
            <text:p>4</text:p>
          </table:table-cell>
          <table:table-cell table:style-name="ce5" office:value-type="string">
            <text:p>luqa</text:p>
          </table:table-cell>
          <table:table-cell table:style-name="ce9" office:value-type="string">
            <text:p>light</text:p>
          </table:table-cell>
          <table:table-cell table:style-name="ce12" office:value-type="string">
            <text:p>ligero</text:p>
          </table:table-cell>
          <table:table-cell table:style-name="ce13" office:value-type="string">
            <text:p>lumière</text:p>
          </table:table-cell>
          <table:table-cell table:style-name="ce14" office:value-type="string">
            <text:p>luce</text:p>
          </table:table-cell>
          <table:table-cell table:style-name="ce16" office:value-type="string">
            <text:p>Licht</text:p>
          </table:table-cell>
          <table:table-cell table:style-name="ce17" office:value-type="string">
            <text:p>lumina</text:p>
          </table:table-cell>
          <table:table-cell table:style-name="ce18" office:value-type="string">
            <text:p>lux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uva</text:p>
          </table:table-cell>
          <table:table-cell table:style-name="ce9" office:value-type="string">
            <text:p>rain</text:p>
          </table:table-cell>
          <table:table-cell table:style-name="ce12" office:value-type="string">
            <text:p>lluvia</text:p>
          </table:table-cell>
          <table:table-cell table:style-name="ce13" office:value-type="string">
            <text:p>pluie</text:p>
          </table:table-cell>
          <table:table-cell table:style-name="ce14" office:value-type="string">
            <text:p>pioggia</text:p>
          </table:table-cell>
          <table:table-cell table:style-name="ce16" office:value-type="string">
            <text:p>Regen</text:p>
          </table:table-cell>
          <table:table-cell table:style-name="ce17" office:value-type="string">
            <text:p>ploaie</text:p>
          </table:table-cell>
          <table:table-cell table:style-name="ce18" office:value-type="string">
            <text:p>pluviam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ama</text:p>
          </table:table-cell>
          <table:table-cell table:style-name="ce9" office:value-type="string">
            <text:p>mother</text:p>
          </table:table-cell>
          <table:table-cell table:style-name="ce12" office:value-type="string">
            <text:p>madre</text:p>
          </table:table-cell>
          <table:table-cell table:style-name="ce13" office:value-type="string">
            <text:p>mère</text:p>
          </table:table-cell>
          <table:table-cell table:style-name="ce14" office:value-type="string">
            <text:p>madre</text:p>
          </table:table-cell>
          <table:table-cell table:style-name="ce16" office:value-type="string">
            <text:p>Mutter</text:p>
          </table:table-cell>
          <table:table-cell table:style-name="ce17" office:value-type="string">
            <text:p>mamă</text:p>
          </table:table-cell>
          <table:table-cell table:style-name="ce18" office:value-type="string">
            <text:p>mater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ina</text:p>
          </table:table-cell>
          <table:table-cell table:style-name="ce9" office:value-type="string">
            <text:p>hand</text:p>
          </table:table-cell>
          <table:table-cell table:style-name="ce12" office:value-type="string">
            <text:p>mano</text:p>
          </table:table-cell>
          <table:table-cell table:style-name="ce13" office:value-type="string">
            <text:p>main</text:p>
          </table:table-cell>
          <table:table-cell table:style-name="ce14" office:value-type="string">
            <text:p>mano</text:p>
          </table:table-cell>
          <table:table-cell table:style-name="ce16" office:value-type="string">
            <text:p>Hand</text:p>
          </table:table-cell>
          <table:table-cell table:style-name="ce17" office:value-type="string">
            <text:p>mână</text:p>
          </table:table-cell>
          <table:table-cell table:style-name="ce18" office:value-type="string">
            <text:p>manibu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aza</text:p>
          </table:table-cell>
          <table:table-cell table:style-name="ce9" office:value-type="string">
            <text:p>corn</text:p>
          </table:table-cell>
          <table:table-cell table:style-name="ce12" office:value-type="string">
            <text:p>maíz</text:p>
          </table:table-cell>
          <table:table-cell table:style-name="ce13" office:value-type="string">
            <text:p>blé</text:p>
          </table:table-cell>
          <table:table-cell table:style-name="ce14" office:value-type="string">
            <text:p>Mais</text:p>
          </table:table-cell>
          <table:table-cell table:style-name="ce16" office:value-type="string">
            <text:p>Mais</text:p>
          </table:table-cell>
          <table:table-cell table:style-name="ce17" office:value-type="string">
            <text:p>porumb</text:p>
          </table:table-cell>
          <table:table-cell table:style-name="ce18" office:value-type="string">
            <text:p>frument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esa</text:p>
          </table:table-cell>
          <table:table-cell table:style-name="ce9" office:value-type="string">
            <text:p>table</text:p>
          </table:table-cell>
          <table:table-cell table:style-name="ce12" office:value-type="string">
            <text:p>mesa</text:p>
          </table:table-cell>
          <table:table-cell table:style-name="ce13" office:value-type="string">
            <text:p>table</text:p>
          </table:table-cell>
          <table:table-cell table:style-name="ce14" office:value-type="string">
            <text:p>tavolo</text:p>
          </table:table-cell>
          <table:table-cell table:style-name="ce16" office:value-type="string">
            <text:p>Tabelle</text:p>
          </table:table-cell>
          <table:table-cell table:style-name="ce17" office:value-type="string">
            <text:p>masa</text:p>
          </table:table-cell>
          <table:table-cell table:style-name="ce18" office:value-type="string">
            <text:p>mensa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oga</text:p>
          </table:table-cell>
          <table:table-cell table:style-name="ce9" office:value-type="string">
            <text:p>morning</text:p>
          </table:table-cell>
          <table:table-cell table:style-name="ce12" office:value-type="string">
            <text:p>Mañana</text:p>
          </table:table-cell>
          <table:table-cell table:style-name="ce13" office:value-type="string">
            <text:p>Matin</text:p>
          </table:table-cell>
          <table:table-cell table:style-name="ce14" office:value-type="string">
            <text:p>mattina</text:p>
          </table:table-cell>
          <table:table-cell table:style-name="ce16" office:value-type="string">
            <text:p>Morgen</text:p>
          </table:table-cell>
          <table:table-cell table:style-name="ce17" office:value-type="string">
            <text:p>dimineaţă</text:p>
          </table:table-cell>
          <table:table-cell table:style-name="ce18" office:value-type="string">
            <text:p>man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ata</text:p>
          </table:table-cell>
          <table:table-cell table:style-name="ce9" office:value-type="string">
            <text:p>birthday</text:p>
          </table:table-cell>
          <table:table-cell table:style-name="ce12" office:value-type="string">
            <text:p>cumpleaños</text:p>
          </table:table-cell>
          <table:table-cell table:style-name="ce13" office:value-type="string">
            <text:p>anniversaire</text:p>
          </table:table-cell>
          <table:table-cell table:style-name="ce14" office:value-type="string">
            <text:p>compleanno</text:p>
          </table:table-cell>
          <table:table-cell table:style-name="ce16" office:value-type="string">
            <text:p>Geburtstag</text:p>
          </table:table-cell>
          <table:table-cell table:style-name="ce17" office:value-type="string">
            <text:p>zi de nastere</text:p>
          </table:table-cell>
          <table:table-cell table:style-name="ce18" office:value-type="string">
            <text:p>natalem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ela</text:p>
          </table:table-cell>
          <table:table-cell table:style-name="ce9" office:value-type="string">
            <text:p>ring</text:p>
          </table:table-cell>
          <table:table-cell table:style-name="ce12" office:value-type="string">
            <text:p>anillo</text:p>
          </table:table-cell>
          <table:table-cell table:style-name="ce13" office:value-type="string">
            <text:p>bague</text:p>
          </table:table-cell>
          <table:table-cell table:style-name="ce14" office:value-type="string">
            <text:p>squillare</text:p>
          </table:table-cell>
          <table:table-cell table:style-name="ce16" office:value-type="string">
            <text:p>Ring</text:p>
          </table:table-cell>
          <table:table-cell table:style-name="ce17" office:value-type="string">
            <text:p>inel</text:p>
          </table:table-cell>
          <table:table-cell table:style-name="ce18" office:value-type="string">
            <text:p>circulu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ema</text:p>
          </table:table-cell>
          <table:table-cell table:style-name="ce9" office:value-type="string">
            <text:p>name</text:p>
          </table:table-cell>
          <table:table-cell table:style-name="ce12" office:value-type="string">
            <text:p>nombre</text:p>
          </table:table-cell>
          <table:table-cell table:style-name="ce13" office:value-type="string">
            <text:p>Nom</text:p>
          </table:table-cell>
          <table:table-cell table:style-name="ce14" office:value-type="string">
            <text:p>nome</text:p>
          </table:table-cell>
          <table:table-cell table:style-name="ce16" office:value-type="string">
            <text:p>Name</text:p>
          </table:table-cell>
          <table:table-cell table:style-name="ce17" office:value-type="string">
            <text:p>Nume</text:p>
          </table:table-cell>
          <table:table-cell table:style-name="ce18" office:value-type="string">
            <text:p>nomine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oxa</text:p>
          </table:table-cell>
          <table:table-cell table:style-name="ce9" office:value-type="string">
            <text:p>night</text:p>
          </table:table-cell>
          <table:table-cell table:style-name="ce12" office:value-type="string">
            <text:p>noche</text:p>
          </table:table-cell>
          <table:table-cell table:style-name="ce13" office:value-type="string">
            <text:p>nuit</text:p>
          </table:table-cell>
          <table:table-cell table:style-name="ce14" office:value-type="string">
            <text:p>notte</text:p>
          </table:table-cell>
          <table:table-cell table:style-name="ce16" office:value-type="string">
            <text:p>Nacht</text:p>
          </table:table-cell>
          <table:table-cell table:style-name="ce17" office:value-type="string">
            <text:p>noapte</text:p>
          </table:table-cell>
          <table:table-cell table:style-name="ce18" office:value-type="string">
            <text:p>nocti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yda</text:p>
          </table:table-cell>
          <table:table-cell table:style-name="ce9" office:value-type="string">
            <text:p>nest</text:p>
          </table:table-cell>
          <table:table-cell table:style-name="ce12" office:value-type="string">
            <text:p>nido</text:p>
          </table:table-cell>
          <table:table-cell table:style-name="ce13" office:value-type="string">
            <text:p>nid</text:p>
          </table:table-cell>
          <table:table-cell table:style-name="ce14" office:value-type="string">
            <text:p>nido</text:p>
          </table:table-cell>
          <table:table-cell table:style-name="ce16" office:value-type="string">
            <text:p>Nest</text:p>
          </table:table-cell>
          <table:table-cell table:style-name="ce17" office:value-type="string">
            <text:p>cuib</text:p>
          </table:table-cell>
          <table:table-cell table:style-name="ce18" office:value-type="string">
            <text:p>posueris nidum tu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nyga</text:p>
          </table:table-cell>
          <table:table-cell table:style-name="ce9" office:value-type="string">
            <text:p>snow</text:p>
          </table:table-cell>
          <table:table-cell table:style-name="ce12" office:value-type="string">
            <text:p>nieve</text:p>
          </table:table-cell>
          <table:table-cell table:style-name="ce13" office:value-type="string">
            <text:p>neige</text:p>
          </table:table-cell>
          <table:table-cell table:style-name="ce14" office:value-type="string">
            <text:p>neve</text:p>
          </table:table-cell>
          <table:table-cell table:style-name="ce16" office:value-type="string">
            <text:p>Schnee</text:p>
          </table:table-cell>
          <table:table-cell table:style-name="ce17" office:value-type="string">
            <text:p>zăpadă</text:p>
          </table:table-cell>
          <table:table-cell table:style-name="ce18" office:value-type="string">
            <text:p>Nix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yna</text:p>
          </table:table-cell>
          <table:table-cell table:style-name="ce9" office:value-type="string">
            <text:p>boy</text:p>
          </table:table-cell>
          <table:table-cell table:style-name="ce12" office:value-type="string">
            <text:p>niño</text:p>
          </table:table-cell>
          <table:table-cell table:style-name="ce13" office:value-type="string">
            <text:p>garçon</text:p>
          </table:table-cell>
          <table:table-cell table:style-name="ce14" office:value-type="string">
            <text:p>ragazzo</text:p>
          </table:table-cell>
          <table:table-cell table:style-name="ce16" office:value-type="string">
            <text:p>Junge</text:p>
          </table:table-cell>
          <table:table-cell table:style-name="ce17" office:value-type="string">
            <text:p>băiat</text:p>
          </table:table-cell>
          <table:table-cell table:style-name="ce18" office:value-type="string">
            <text:p>Puer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cya</text:p>
          </table:table-cell>
          <table:table-cell table:style-name="ce9" office:value-type="string">
            <text:p>eye</text:p>
          </table:table-cell>
          <table:table-cell table:style-name="ce12" office:value-type="string">
            <text:p>ojo</text:p>
          </table:table-cell>
          <table:table-cell table:style-name="ce13" office:value-type="string">
            <text:p>œil</text:p>
          </table:table-cell>
          <table:table-cell table:style-name="ce14" office:value-type="string">
            <text:p>occhio</text:p>
          </table:table-cell>
          <table:table-cell table:style-name="ce16" office:value-type="string">
            <text:p>Auge</text:p>
          </table:table-cell>
          <table:table-cell table:style-name="ce17" office:value-type="string">
            <text:p>ochi</text:p>
          </table:table-cell>
          <table:table-cell table:style-name="ce18" office:value-type="string">
            <text:p>oculu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vua</text:p>
          </table:table-cell>
          <table:table-cell table:style-name="ce9" office:value-type="string">
            <text:p>egg</text:p>
          </table:table-cell>
          <table:table-cell table:style-name="ce12" office:value-type="string">
            <text:p>huevo</text:p>
          </table:table-cell>
          <table:table-cell table:style-name="ce13" office:value-type="string">
            <text:p>Oeuf</text:p>
          </table:table-cell>
          <table:table-cell table:style-name="ce14" office:value-type="string">
            <text:p>uovo</text:p>
          </table:table-cell>
          <table:table-cell table:style-name="ce16" office:value-type="string">
            <text:p>Ei</text:p>
          </table:table-cell>
          <table:table-cell table:style-name="ce17" office:value-type="string">
            <text:p>ou</text:p>
          </table:table-cell>
          <table:table-cell table:style-name="ce18" office:value-type="string">
            <text:p>ov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zea</text:p>
          </table:table-cell>
          <table:table-cell table:style-name="ce9" office:value-type="string">
            <text:p>bird</text:p>
          </table:table-cell>
          <table:table-cell table:style-name="ce12" office:value-type="string">
            <text:p>pájaro</text:p>
          </table:table-cell>
          <table:table-cell table:style-name="ce13" office:value-type="string">
            <text:p>oiseau</text:p>
          </table:table-cell>
          <table:table-cell table:style-name="ce14" office:value-type="string">
            <text:p>uccello</text:p>
          </table:table-cell>
          <table:table-cell table:style-name="ce16" office:value-type="string">
            <text:p>Vogel</text:p>
          </table:table-cell>
          <table:table-cell table:style-name="ce17" office:value-type="string">
            <text:p>pasăre</text:p>
          </table:table-cell>
          <table:table-cell table:style-name="ce18" office:value-type="string">
            <text:p>ave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ana</text:p>
          </table:table-cell>
          <table:table-cell table:style-name="ce9" office:value-type="string">
            <text:p>bread</text:p>
          </table:table-cell>
          <table:table-cell table:style-name="ce12" office:value-type="string">
            <text:p>pan de molde</text:p>
          </table:table-cell>
          <table:table-cell table:style-name="ce13" office:value-type="string">
            <text:p>pain</text:p>
          </table:table-cell>
          <table:table-cell table:style-name="ce14" office:value-type="string">
            <text:p>pane</text:p>
          </table:table-cell>
          <table:table-cell table:style-name="ce16" office:value-type="string">
            <text:p>Brot</text:p>
          </table:table-cell>
          <table:table-cell table:style-name="ce17" office:value-type="string">
            <text:p>pâine</text:p>
          </table:table-cell>
          <table:table-cell table:style-name="ce18" office:value-type="string">
            <text:p>pane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apa</text:p>
          </table:table-cell>
          <table:table-cell table:style-name="ce9" office:value-type="string">
            <text:p>father</text:p>
          </table:table-cell>
          <table:table-cell table:style-name="ce12" office:value-type="string">
            <text:p>padre</text:p>
          </table:table-cell>
          <table:table-cell table:style-name="ce13" office:value-type="string">
            <text:p>père</text:p>
          </table:table-cell>
          <table:table-cell table:style-name="ce14" office:value-type="string">
            <text:p>padre</text:p>
          </table:table-cell>
          <table:table-cell table:style-name="ce16" office:value-type="string">
            <text:p>Vater</text:p>
          </table:table-cell>
          <table:table-cell table:style-name="ce17" office:value-type="string">
            <text:p>Tată</text:p>
          </table:table-cell>
          <table:table-cell table:style-name="ce18" office:value-type="string">
            <text:p>pater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asa</text:p>
          </table:table-cell>
          <table:table-cell table:style-name="ce9" office:value-type="string">
            <text:p>past</text:p>
          </table:table-cell>
          <table:table-cell table:style-name="ce12" office:value-type="string">
            <text:p>pasado</text:p>
          </table:table-cell>
          <table:table-cell table:style-name="ce13" office:value-type="string">
            <text:p>passé</text:p>
          </table:table-cell>
          <table:table-cell table:style-name="ce14" office:value-type="string">
            <text:p>passato</text:p>
          </table:table-cell>
          <table:table-cell table:style-name="ce16" office:value-type="string">
            <text:p>Vergangenheit</text:p>
          </table:table-cell>
          <table:table-cell table:style-name="ce17" office:value-type="string">
            <text:p>trecut</text:p>
          </table:table-cell>
          <table:table-cell table:style-name="ce18" office:value-type="string">
            <text:p>praeterit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5">
            <text:p>5</text:p>
          </table:table-cell>
          <table:table-cell table:style-name="ce5" office:value-type="string">
            <text:p>paty</text:p>
          </table:table-cell>
          <table:table-cell table:style-name="ce9" office:value-type="string">
            <text:p>party</text:p>
          </table:table-cell>
          <table:table-cell table:style-name="ce12" office:value-type="string">
            <text:p>partido</text:p>
          </table:table-cell>
          <table:table-cell table:style-name="ce13" office:value-type="string">
            <text:p>fête</text:p>
          </table:table-cell>
          <table:table-cell table:style-name="ce14" office:value-type="string">
            <text:p>festa</text:p>
          </table:table-cell>
          <table:table-cell table:style-name="ce16" office:value-type="string">
            <text:p>Party</text:p>
          </table:table-cell>
          <table:table-cell table:style-name="ce17" office:value-type="string">
            <text:p>partid</text:p>
          </table:table-cell>
          <table:table-cell table:style-name="ce18" office:value-type="string">
            <text:p>par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exa</text:p>
          </table:table-cell>
          <table:table-cell table:style-name="ce9" office:value-type="string">
            <text:p>fish</text:p>
          </table:table-cell>
          <table:table-cell table:style-name="ce12" office:value-type="string">
            <text:p>pescado</text:p>
          </table:table-cell>
          <table:table-cell table:style-name="ce13" office:value-type="string">
            <text:p>poisson</text:p>
          </table:table-cell>
          <table:table-cell table:style-name="ce14" office:value-type="string">
            <text:p>pesce</text:p>
          </table:table-cell>
          <table:table-cell table:style-name="ce16" office:value-type="string">
            <text:p>Fisch</text:p>
          </table:table-cell>
          <table:table-cell table:style-name="ce17" office:value-type="string">
            <text:p>peşte</text:p>
          </table:table-cell>
          <table:table-cell table:style-name="ce18" office:value-type="string">
            <text:p>pisci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poma</text:p>
          </table:table-cell>
          <table:table-cell table:style-name="ce9" office:value-type="string">
            <text:p>apple</text:p>
          </table:table-cell>
          <table:table-cell table:style-name="ce12" office:value-type="string">
            <text:p>manzana</text:p>
          </table:table-cell>
          <table:table-cell table:style-name="ce13" office:value-type="string">
            <text:p>Pomme</text:p>
          </table:table-cell>
          <table:table-cell table:style-name="ce14" office:value-type="string">
            <text:p>Mela</text:p>
          </table:table-cell>
          <table:table-cell table:style-name="ce16" office:value-type="string">
            <text:p>Apfel</text:p>
          </table:table-cell>
          <table:table-cell table:style-name="ce17" office:value-type="string">
            <text:p>măr</text:p>
          </table:table-cell>
          <table:table-cell table:style-name="ce18" office:value-type="string">
            <text:p>mal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opa</text:p>
          </table:table-cell>
          <table:table-cell table:style-name="ce9" office:value-type="string">
            <text:p>doll</text:p>
          </table:table-cell>
          <table:table-cell table:style-name="ce12" office:value-type="string">
            <text:p>muñeca</text:p>
          </table:table-cell>
          <table:table-cell table:style-name="ce13" office:value-type="string">
            <text:p>poupée</text:p>
          </table:table-cell>
          <table:table-cell table:style-name="ce14" office:value-type="string">
            <text:p>Bambola</text:p>
          </table:table-cell>
          <table:table-cell table:style-name="ce16" office:value-type="string">
            <text:p>Puppe</text:p>
          </table:table-cell>
          <table:table-cell table:style-name="ce17" office:value-type="string">
            <text:p>păpuşă</text:p>
          </table:table-cell>
          <table:table-cell table:style-name="ce18" office:value-type="string">
            <text:p>doll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yde</text:p>
          </table:table-cell>
          <table:table-cell table:style-name="ce9" office:value-type="string">
            <text:p>feet</text:p>
          </table:table-cell>
          <table:table-cell table:style-name="ce12" office:value-type="string">
            <text:p>pies</text:p>
          </table:table-cell>
          <table:table-cell table:style-name="ce13" office:value-type="string">
            <text:p>pieds</text:p>
          </table:table-cell>
          <table:table-cell table:style-name="ce14" office:value-type="string">
            <text:p>piedi</text:p>
          </table:table-cell>
          <table:table-cell table:style-name="ce16" office:value-type="string">
            <text:p>Füße</text:p>
          </table:table-cell>
          <table:table-cell table:style-name="ce17" office:value-type="string">
            <text:p>picioare</text:p>
          </table:table-cell>
          <table:table-cell table:style-name="ce18" office:value-type="string">
            <text:p>pedibus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roja</text:p>
          </table:table-cell>
          <table:table-cell table:style-name="ce9" office:value-type="string">
            <text:p>clock</text:p>
          </table:table-cell>
          <table:table-cell table:style-name="ce12" office:value-type="string">
            <text:p>reloj</text:p>
          </table:table-cell>
          <table:table-cell table:style-name="ce13" office:value-type="string">
            <text:p>montre</text:p>
          </table:table-cell>
          <table:table-cell table:style-name="ce14" office:value-type="string">
            <text:p>orologio</text:p>
          </table:table-cell>
          <table:table-cell table:style-name="ce16" office:value-type="string">
            <text:p>uhr</text:p>
          </table:table-cell>
          <table:table-cell table:style-name="ce17" office:value-type="string">
            <text:p>ceas</text:p>
          </table:table-cell>
          <table:table-cell table:style-name="ce18" office:value-type="string">
            <text:p>vigilate, guard</text:p>
          </table:table-cell>
        </table:table-row>
        <table:table-row table:style-name="ro1">
          <table:table-cell table:style-name="ce2" office:value-type="string">
            <text:p>engl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seda</text:p>
          </table:table-cell>
          <table:table-cell table:style-name="ce9" office:value-type="string">
            <text:p>seed</text:p>
          </table:table-cell>
          <table:table-cell table:style-name="ce12" office:value-type="string">
            <text:p>semilla</text:p>
          </table:table-cell>
          <table:table-cell table:style-name="ce13" office:value-type="string">
            <text:p>la graine</text:p>
          </table:table-cell>
          <table:table-cell table:style-name="ce14" office:value-type="string">
            <text:p>seme</text:p>
          </table:table-cell>
          <table:table-cell table:style-name="ce16" office:value-type="string">
            <text:p>Samen</text:p>
          </table:table-cell>
          <table:table-cell table:style-name="ce17" office:value-type="string">
            <text:p>sămânță</text:p>
          </table:table-cell>
          <table:table-cell table:style-name="ce18" office:value-type="string">
            <text:p>semen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yla</text:p>
          </table:table-cell>
          <table:table-cell table:style-name="ce9" office:value-type="string">
            <text:p>chair</text:p>
          </table:table-cell>
          <table:table-cell table:style-name="ce12" office:value-type="string">
            <text:p>silla</text:p>
          </table:table-cell>
          <table:table-cell table:style-name="ce13" office:value-type="string">
            <text:p>chaise</text:p>
          </table:table-cell>
          <table:table-cell table:style-name="ce14" office:value-type="string">
            <text:p>sedia</text:p>
          </table:table-cell>
          <table:table-cell table:style-name="ce16" office:value-type="string">
            <text:p>Stuhl</text:p>
          </table:table-cell>
          <table:table-cell table:style-name="ce17" office:value-type="string">
            <text:p>scaun</text:p>
          </table:table-cell>
          <table:table-cell table:style-name="ce18" office:value-type="string">
            <text:p>sella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sola</text:p>
          </table:table-cell>
          <table:table-cell table:style-name="ce9" office:value-type="string">
            <text:p>sun</text:p>
          </table:table-cell>
          <table:table-cell table:style-name="ce12" office:value-type="string">
            <text:p>Dom</text:p>
          </table:table-cell>
          <table:table-cell table:style-name="ce13" office:value-type="string">
            <text:p>Soleil</text:p>
          </table:table-cell>
          <table:table-cell table:style-name="ce14" office:value-type="string">
            <text:p>sole</text:p>
          </table:table-cell>
          <table:table-cell table:style-name="ce16" office:value-type="string">
            <text:p>Sonne</text:p>
          </table:table-cell>
          <table:table-cell table:style-name="ce17" office:value-type="string">
            <text:p>soare</text:p>
          </table:table-cell>
          <table:table-cell table:style-name="ce18" office:value-type="string">
            <text:p>soli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sora</text:p>
          </table:table-cell>
          <table:table-cell table:style-name="ce9" office:value-type="string">
            <text:p>sister</text:p>
          </table:table-cell>
          <table:table-cell table:style-name="ce12" office:value-type="string">
            <text:p>hermana</text:p>
          </table:table-cell>
          <table:table-cell table:style-name="ce13" office:value-type="string">
            <text:p>sœur</text:p>
          </table:table-cell>
          <table:table-cell table:style-name="ce14" office:value-type="string">
            <text:p>sorella</text:p>
          </table:table-cell>
          <table:table-cell table:style-name="ce16" office:value-type="string">
            <text:p>Schwester</text:p>
          </table:table-cell>
          <table:table-cell table:style-name="ce17" office:value-type="string">
            <text:p>soră</text:p>
          </table:table-cell>
          <table:table-cell table:style-name="ce18" office:value-type="string">
            <text:p>soror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esa</text:p>
          </table:table-cell>
          <table:table-cell table:style-name="ce9" office:value-type="string">
            <text:p>time</text:p>
          </table:table-cell>
          <table:table-cell table:style-name="ce12" office:value-type="string">
            <text:p>tiempo</text:p>
          </table:table-cell>
          <table:table-cell table:style-name="ce13" office:value-type="string">
            <text:p>temps</text:p>
          </table:table-cell>
          <table:table-cell table:style-name="ce14" office:value-type="string">
            <text:p>tempo</text:p>
          </table:table-cell>
          <table:table-cell table:style-name="ce16" office:value-type="string">
            <text:p>Zeit</text:p>
          </table:table-cell>
          <table:table-cell table:style-name="ce17" office:value-type="string">
            <text:p>timp</text:p>
          </table:table-cell>
          <table:table-cell table:style-name="ce18" office:value-type="string">
            <text:p>tempu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tera</text:p>
          </table:table-cell>
          <table:table-cell table:style-name="ce9" office:value-type="string">
            <text:p>ground</text:p>
          </table:table-cell>
          <table:table-cell table:style-name="ce12" office:value-type="string">
            <text:p>suelo</text:p>
          </table:table-cell>
          <table:table-cell table:style-name="ce13" office:value-type="string">
            <text:p>sol</text:p>
          </table:table-cell>
          <table:table-cell table:style-name="ce14" office:value-type="string">
            <text:p>terra</text:p>
          </table:table-cell>
          <table:table-cell table:style-name="ce16" office:value-type="string">
            <text:p>Boden</text:p>
          </table:table-cell>
          <table:table-cell table:style-name="ce17" office:value-type="string">
            <text:p>sol</text:p>
          </table:table-cell>
          <table:table-cell table:style-name="ce18" office:value-type="string">
            <text:p>terr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eta</text:p>
          </table:table-cell>
          <table:table-cell table:style-name="ce9" office:value-type="string">
            <text:p>head</text:p>
          </table:table-cell>
          <table:table-cell table:style-name="ce12" office:value-type="string">
            <text:p>cabeza</text:p>
          </table:table-cell>
          <table:table-cell table:style-name="ce13" office:value-type="string">
            <text:p>tête</text:p>
          </table:table-cell>
          <table:table-cell table:style-name="ce14" office:value-type="string">
            <text:p>testa</text:p>
          </table:table-cell>
          <table:table-cell table:style-name="ce16" office:value-type="string">
            <text:p>Kopf</text:p>
          </table:table-cell>
          <table:table-cell table:style-name="ce17" office:value-type="string">
            <text:p>cap</text:p>
          </table:table-cell>
          <table:table-cell table:style-name="ce18" office:value-type="string">
            <text:p>caput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tota</text:p>
          </table:table-cell>
          <table:table-cell table:style-name="ce9" office:value-type="string">
            <text:p>cake</text:p>
          </table:table-cell>
          <table:table-cell table:style-name="ce12" office:value-type="string">
            <text:p>pastel</text:p>
          </table:table-cell>
          <table:table-cell table:style-name="ce13" office:value-type="string">
            <text:p>gâteau</text:p>
          </table:table-cell>
          <table:table-cell table:style-name="ce14" office:value-type="string">
            <text:p>torta</text:p>
          </table:table-cell>
          <table:table-cell table:style-name="ce16" office:value-type="string">
            <text:p>Kuchen</text:p>
          </table:table-cell>
          <table:table-cell table:style-name="ce17" office:value-type="string">
            <text:p>tort</text:p>
          </table:table-cell>
          <table:table-cell table:style-name="ce18" office:value-type="string">
            <text:p>libum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ura</text:p>
          </table:table-cell>
          <table:table-cell table:style-name="ce9" office:value-type="string">
            <text:p>door</text:p>
          </table:table-cell>
          <table:table-cell table:style-name="ce12" office:value-type="string">
            <text:p>puerta</text:p>
          </table:table-cell>
          <table:table-cell table:style-name="ce13" office:value-type="string">
            <text:p>porte</text:p>
          </table:table-cell>
          <table:table-cell table:style-name="ce14" office:value-type="string">
            <text:p>porta</text:p>
          </table:table-cell>
          <table:table-cell table:style-name="ce16" office:value-type="string">
            <text:p>Tür</text:p>
          </table:table-cell>
          <table:table-cell table:style-name="ce17" office:value-type="string">
            <text:p>uşă</text:p>
          </table:table-cell>
          <table:table-cell table:style-name="ce18" office:value-type="string">
            <text:p>ianu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vaka</text:p>
          </table:table-cell>
          <table:table-cell table:style-name="ce9" office:value-type="string">
            <text:p>cow</text:p>
          </table:table-cell>
          <table:table-cell table:style-name="ce12" office:value-type="string">
            <text:p>vaca</text:p>
          </table:table-cell>
          <table:table-cell table:style-name="ce13" office:value-type="string">
            <text:p>vache</text:p>
          </table:table-cell>
          <table:table-cell table:style-name="ce14" office:value-type="string">
            <text:p>mucca</text:p>
          </table:table-cell>
          <table:table-cell table:style-name="ce16" office:value-type="string">
            <text:p>Kuh</text:p>
          </table:table-cell>
          <table:table-cell table:style-name="ce17" office:value-type="string">
            <text:p>vacă</text:p>
          </table:table-cell>
          <table:table-cell table:style-name="ce18" office:value-type="string">
            <text:p>vitula eligan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veta</text:p>
          </table:table-cell>
          <table:table-cell table:style-name="ce9" office:value-type="string">
            <text:p>wind</text:p>
          </table:table-cell>
          <table:table-cell table:style-name="ce12" office:value-type="string">
            <text:p>viento</text:p>
          </table:table-cell>
          <table:table-cell table:style-name="ce13" office:value-type="string">
            <text:p>vent</text:p>
          </table:table-cell>
          <table:table-cell table:style-name="ce14" office:value-type="string">
            <text:p>vento</text:p>
          </table:table-cell>
          <table:table-cell table:style-name="ce16" office:value-type="string">
            <text:p>Wind</text:p>
          </table:table-cell>
          <table:table-cell table:style-name="ce17" office:value-type="string">
            <text:p>vânt</text:p>
          </table:table-cell>
          <table:table-cell table:style-name="ce18" office:value-type="string">
            <text:p>vent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veya</text:p>
          </table:table-cell>
          <table:table-cell table:style-name="ce9" office:value-type="string">
            <text:p>window</text:p>
          </table:table-cell>
          <table:table-cell table:style-name="ce12" office:value-type="string">
            <text:p>ventana</text:p>
          </table:table-cell>
          <table:table-cell table:style-name="ce13" office:value-type="string">
            <text:p>fenêtre</text:p>
          </table:table-cell>
          <table:table-cell table:style-name="ce14" office:value-type="string">
            <text:p>finestra</text:p>
          </table:table-cell>
          <table:table-cell table:style-name="ce16" office:value-type="string">
            <text:p>Fenster</text:p>
          </table:table-cell>
          <table:table-cell table:style-name="ce17" office:value-type="string">
            <text:p>fereastră</text:p>
          </table:table-cell>
          <table:table-cell table:style-name="ce18" office:value-type="string">
            <text:p>fenestr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ava</text:p>
          </table:table-cell>
          <table:table-cell table:style-name="ce9" office:value-type="string">
            <text:p>horse</text:p>
          </table:table-cell>
          <table:table-cell table:style-name="ce12" office:value-type="string">
            <text:p>caballo</text:p>
          </table:table-cell>
          <table:table-cell table:style-name="ce13" office:value-type="string">
            <text:p>cheval</text:p>
          </table:table-cell>
          <table:table-cell table:style-name="ce14" office:value-type="string">
            <text:p>cavallo</text:p>
          </table:table-cell>
          <table:table-cell table:style-name="ce16" office:value-type="string">
            <text:p>Pferd</text:p>
          </table:table-cell>
          <table:table-cell table:style-name="ce17" office:value-type="string">
            <text:p>cal</text:p>
          </table:table-cell>
          <table:table-cell table:style-name="ce18" office:value-type="string">
            <text:p>equ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ola</text:p>
          </table:table-cell>
          <table:table-cell table:style-name="ce9" office:value-type="string">
            <text:p>school</text:p>
          </table:table-cell>
          <table:table-cell table:style-name="ce12" office:value-type="string">
            <text:p>colegio</text:p>
          </table:table-cell>
          <table:table-cell table:style-name="ce13" office:value-type="string">
            <text:p>école</text:p>
          </table:table-cell>
          <table:table-cell table:style-name="ce14" office:value-type="string">
            <text:p>scuola</text:p>
          </table:table-cell>
          <table:table-cell table:style-name="ce16" office:value-type="string">
            <text:p>Schule</text:p>
          </table:table-cell>
          <table:table-cell table:style-name="ce17" office:value-type="string">
            <text:p>şcoală</text:p>
          </table:table-cell>
          <table:table-cell table:style-name="ce18" office:value-type="string">
            <text:p>schola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osa</text:p>
          </table:table-cell>
          <table:table-cell table:style-name="ce9" office:value-type="string">
            <text:p>song</text:p>
          </table:table-cell>
          <table:table-cell table:style-name="ce12" office:value-type="string">
            <text:p>canción</text:p>
          </table:table-cell>
          <table:table-cell table:style-name="ce13" office:value-type="string">
            <text:p>chanson</text:p>
          </table:table-cell>
          <table:table-cell table:style-name="ce14" office:value-type="string">
            <text:p>canzone</text:p>
          </table:table-cell>
          <table:table-cell table:style-name="ce16" office:value-type="string">
            <text:p>Lied</text:p>
          </table:table-cell>
          <table:table-cell table:style-name="ce17" office:value-type="string">
            <text:p>cântec</text:p>
          </table:table-cell>
          <table:table-cell table:style-name="ce18" office:value-type="string">
            <text:p>canticum</text:p>
          </table:table-cell>
        </table:table-row>
        <table:table-row table:style-name="ro1">
          <table:table-cell table:style-name="ce2" office:value-type="string">
            <text:p>engl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xuza</text:p>
          </table:table-cell>
          <table:table-cell table:style-name="ce9" office:value-type="string">
            <text:p>shoe</text:p>
          </table:table-cell>
          <table:table-cell table:style-name="ce12" office:value-type="string">
            <text:p>zapato</text:p>
          </table:table-cell>
          <table:table-cell table:style-name="ce13" office:value-type="string">
            <text:p>chaussure</text:p>
          </table:table-cell>
          <table:table-cell table:style-name="ce14" office:value-type="string">
            <text:p>scarpa</text:p>
          </table:table-cell>
          <table:table-cell table:style-name="ce16" office:value-type="string">
            <text:p>Schuh</text:p>
          </table:table-cell>
          <table:table-cell table:style-name="ce17" office:value-type="string">
            <text:p>pantof</text:p>
          </table:table-cell>
          <table:table-cell table:style-name="ce18" office:value-type="string">
            <text:p>calceus</text:p>
          </table:table-cell>
        </table:table-row>
        <table:table-row table:style-name="ro1">
          <table:table-cell table:style-name="ce2"/>
          <table:table-cell table:style-name="ce3" office:value-type="float" office:value="3">
            <text:p>3</text:p>
          </table:table-cell>
          <table:table-cell table:style-name="ce5" office:value-type="string">
            <text:p>yjma</text:p>
          </table:table-cell>
          <table:table-cell table:style-name="ce9" office:value-type="string">
            <text:p>picture</text:p>
          </table:table-cell>
          <table:table-cell table:style-name="ce12" office:value-type="string">
            <text:p>imagen</text:p>
          </table:table-cell>
          <table:table-cell table:style-name="ce13" office:value-type="string">
            <text:p>image</text:p>
          </table:table-cell>
          <table:table-cell table:style-name="ce14" office:value-type="string">
            <text:p>immagine</text:p>
          </table:table-cell>
          <table:table-cell table:style-name="ce16" office:value-type="string">
            <text:p>Bild</text:p>
          </table:table-cell>
          <table:table-cell table:style-name="ce17" office:value-type="string">
            <text:p>imagine</text:p>
          </table:table-cell>
          <table:table-cell table:style-name="ce18" office:value-type="string">
            <text:p>picturae</text:p>
          </table:table-cell>
        </table:table-row>
        <table:table-row table:style-name="ro2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zetu</text:p>
          </table:table-cell>
          <table:table-cell table:style-name="ce8" office:value-type="string">
            <text:p>introduce</text:p>
          </table:table-cell>
          <table:table-cell table:style-name="ce11" office:value-type="string">
            <text:p>presentar</text:p>
          </table:table-cell>
          <table:table-cell table:style-name="ce13" office:value-type="string">
            <text:p>présenter</text:p>
          </table:table-cell>
          <table:table-cell table:style-name="ce14" office:value-type="string">
            <text:p>presente</text:p>
          </table:table-cell>
          <table:table-cell table:style-name="ce16" office:value-type="string">
            <text:p>anwesend</text:p>
          </table:table-cell>
          <table:table-cell table:style-name="ce17" office:value-type="string">
            <text:p>prezent</text:p>
          </table:table-cell>
          <table:table-cell table:style-name="ce18" office:value-type="string">
            <text:p>praesenti</text:p>
          </table:table-cell>
        </table:table-row>
        <table:table-row table:style-name="ro2" table:number-rows-repeated="104849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ject" table:style-name="ta1" table:print="false">
        <table:table-column table:style-name="co1" table:default-cell-style-name="ce2"/>
        <table:table-column table:style-name="co5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ct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Strom</text:p>
          </table:table-cell>
          <table:table-cell office:value-type="string">
            <text:p>actual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y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fremd</text:p>
          </table:table-cell>
          <table:table-cell office:value-type="string">
            <text:p>străin</text:p>
          </table:table-cell>
          <table:table-cell office:value-type="string">
            <text:p>alien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hoch</text:p>
          </table:table-cell>
          <table:table-cell office:value-type="string">
            <text:p>înalt</text:p>
          </table:table-cell>
          <table:table-cell office:value-type="string">
            <text:p>al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baj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niedrig</text:p>
          </table:table-cell>
          <table:table-cell office:value-type="string">
            <text:p>scăzut</text:p>
          </table:table-cell>
          <table:table-cell office:value-type="string">
            <text:p>iace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verletzt</text:p>
          </table:table-cell>
          <table:table-cell office:value-type="string">
            <text:p>rănit</text:p>
          </table:table-cell>
          <table:table-cell office:value-type="string">
            <text:p>noc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bet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Beste</text:p>
          </table:table-cell>
          <table:table-cell office:value-type="string">
            <text:p>cel mai bun</text:p>
          </table:table-cell>
          <table:table-cell office:value-type="string">
            <text:p>optimu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un</text:p>
          </table:table-cell>
          <table:table-cell office:value-type="string">
            <text:p>bo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yen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ine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zentral</text:p>
          </table:table-cell>
          <table:table-cell office:value-type="string">
            <text:p>central</text:p>
          </table:table-cell>
          <table:table-cell office:value-type="string">
            <text:p>centr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sicher</text:p>
          </table:table-cell>
          <table:table-cell office:value-type="string">
            <text:p>anumit</text:p>
          </table:table-cell>
          <table:table-cell office:value-type="string">
            <text:p>quaeda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demokratisch</text:p>
          </table:table-cell>
          <table:table-cell office:value-type="string">
            <text:p>democratic</text:p>
          </table:table-cell>
          <table:table-cell office:value-type="string">
            <text:p>popula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ora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rechts</text:p>
          </table:table-cell>
          <table:table-cell office:value-type="string">
            <text:p>dreapta</text:p>
          </table:table-cell>
          <table:table-cell office:value-type="string">
            <text:p>dextr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uf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schwierig</text:p>
          </table:table-cell>
          <table:table-cell office:value-type="string">
            <text:p>dificil</text:p>
          </table:table-cell>
          <table:table-cell office:value-type="string">
            <text:p>diffici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yf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nders</text:p>
          </table:table-cell>
          <table:table-cell office:value-type="string">
            <text:p>diferit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ko'ga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wirtschaftlich</text:p>
          </table:table-cell>
          <table:table-cell office:value-type="string">
            <text:p>economic</text:p>
          </table:table-cell>
          <table:table-cell office:value-type="string">
            <text:p>oeconomic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aso</text:p>
          </table:table-cell>
          <table:table-cell table:style-name="ce21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ch</text:p>
          </table:table-cell>
          <table:table-cell office:value-type="string">
            <text:p>fals</text:p>
          </table:table-cell>
          <table:table-cell office:value-type="string">
            <text:p>fals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awo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falsch</text:p>
          </table:table-cell>
          <table:table-cell office:value-type="string">
            <text:p>gresit</text:p>
          </table:table-cell>
          <table:table-cell office:value-type="string">
            <text:p>ma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ed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Bundes</text:p>
          </table:table-cell>
          <table:table-cell office:value-type="string">
            <text:p>federal</text:p>
          </table:table-cell>
          <table:table-cell office:value-type="string">
            <text:p>foederati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verfügbar</text:p>
          </table:table-cell>
          <table:table-cell office:value-type="string">
            <text:p>disponibil</text:p>
          </table:table-cell>
          <table:table-cell office:value-type="string">
            <text:p>praes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ez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glücklich</text:p>
          </table:table-cell>
          <table:table-cell office:value-type="string">
            <text:p>fericit</text:p>
          </table:table-cell>
          <table:table-cell office:value-type="string">
            <text:p>felix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oro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stark</text:p>
          </table:table-cell>
          <table:table-cell office:value-type="string">
            <text:p>puternic</text:p>
          </table:table-cell>
          <table:table-cell office:value-type="string">
            <text:p>fort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uxo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2" office:value-type="string">
            <text:p>facile</text:p>
          </table:table-cell>
          <table:table-cell office:value-type="string">
            <text:p>einfach</text:p>
          </table:table-cell>
          <table:table-cell office:value-type="string">
            <text:p>uşor</text:p>
          </table:table-cell>
          <table:table-cell office:value-type="string">
            <text:p>facil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ygo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kalt</text:p>
          </table:table-cell>
          <table:table-cell office:value-type="string">
            <text:p>frig</text:p>
          </table:table-cell>
          <table:table-cell office:value-type="string">
            <text:p>fri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k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finanziell</text:p>
          </table:table-cell>
          <table:table-cell office:value-type="string">
            <text:p>financiar</text:p>
          </table:table-cell>
          <table:table-cell office:value-type="string">
            <text:p>pecuniari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a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</text:p>
          </table:table-cell>
          <table:table-cell office:value-type="string">
            <text:p>final</text:p>
          </table:table-cell>
          <table:table-cell office:value-type="string">
            <text:p>finale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o</text:p>
          </table:table-cell>
          <table:table-cell office:value-type="string">
            <text:p>over</text:p>
          </table:table-cell>
          <table:table-cell office:value-type="string">
            <text:p>acabo</text:p>
          </table:table-cell>
          <table:table-cell office:value-type="string">
            <text:p>fini</text:p>
          </table:table-cell>
          <table:table-cell office:value-type="string">
            <text:p>fin</text:p>
          </table:table-cell>
          <table:table-cell office:value-type="string">
            <text:p>vorbei</text:p>
          </table:table-cell>
          <table:table-cell office:value-type="string">
            <text:p>terminat</text:p>
          </table:table-cell>
          <table:table-cell office:value-type="string">
            <text:p>cessavi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zo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Physisch</text:p>
          </table:table-cell>
          <table:table-cell office:value-type="string">
            <text:p>fizic</text:p>
          </table:table-cell>
          <table:table-cell office:value-type="string">
            <text:p>corpo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to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gratis</text:p>
          </table:table-cell>
          <table:table-cell office:value-type="string">
            <text:p>gratuit</text:p>
          </table:table-cell>
          <table:table-cell office:value-type="string">
            <text:p>liberum 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vo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ernst</text:p>
          </table:table-cell>
          <table:table-cell office:value-type="string">
            <text:p>serios</text:p>
          </table:table-cell>
          <table:table-cell office:value-type="string">
            <text:p>grav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er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Allgemeines</text:p>
          </table:table-cell>
          <table:table-cell office:value-type="string">
            <text:p>general</text:p>
          </table:table-cell>
          <table:table-cell office:value-type="string">
            <text:p>general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to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nett</text:p>
          </table:table-cell>
          <table:table-cell office:value-type="string">
            <text:p>drăguț</text:p>
          </table:table-cell>
          <table:table-cell office:value-type="string">
            <text:p>g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os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mare</text:p>
          </table:table-cell>
          <table:table-cell office:value-type="string">
            <text:p>mag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oxa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links</text:p>
          </table:table-cell>
          <table:table-cell office:value-type="string">
            <text:p>stânga</text:p>
          </table:table-cell>
          <table:table-cell office:value-type="string">
            <text:p>reliqui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r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grozav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heiß</text:p>
          </table:table-cell>
          <table:table-cell office:value-type="string">
            <text:p>fierbinte</text:p>
          </table:table-cell>
          <table:table-cell office:value-type="string">
            <text:p>cali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um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Mensch</text:p>
          </table:table-cell>
          <table:table-cell office:value-type="string">
            <text:p>uman</text:p>
          </table:table-cell>
          <table:table-cell office:value-type="string">
            <text:p>homi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jano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jung</text:p>
          </table:table-cell>
          <table:table-cell office:value-type="string">
            <text:p>tineri</text:p>
          </table:table-cell>
          <table:table-cell office:value-type="string">
            <text:p>iuven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pretty</text:p>
          </table:table-cell>
          <table:table-cell office:value-type="string">
            <text:p>bon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ziemlich</text:p>
          </table:table-cell>
          <table:table-cell office:value-type="string">
            <text:p>frumos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kalo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warm</text:p>
          </table:table-cell>
          <table:table-cell office:value-type="string">
            <text:p>cald</text:p>
          </table:table-cell>
          <table:table-cell office:value-type="string">
            <text:p>calid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komo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verbreitet</text:p>
          </table:table-cell>
          <table:table-cell office:value-type="string">
            <text:p>comun</text:p>
          </table:table-cell>
          <table:table-cell office:value-type="string">
            <text:p>communi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o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kulturell</text:p>
          </table:table-cell>
          <table:table-cell office:value-type="string">
            <text:p>cultural</text:p>
          </table:table-cell>
          <table:table-cell office:value-type="string">
            <text:p>cultur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klar</text:p>
          </table:table-cell>
          <table:table-cell office:value-type="string">
            <text:p>clar</text:p>
          </table:table-cell>
          <table:table-cell office:value-type="string">
            <text:p>lique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le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table:number-columns-repeated="2" office:value-type="string">
            <text:p>legal</text:p>
          </table:table-cell>
          <table:table-cell office:value-type="string">
            <text:p>iur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ok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kal</text:p>
          </table:table-cell>
          <table:table-cell office:value-type="string">
            <text:p>local</text:p>
          </table:table-cell>
          <table:table-cell office:value-type="string">
            <text:p>loco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u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ange</text:p>
          </table:table-cell>
          <table:table-cell office:value-type="string">
            <text:p>lung</text:p>
          </table:table-cell>
          <table:table-cell office:value-type="string">
            <text:p>lon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bo</text:p>
          </table:table-cell>
          <table:table-cell office:value-type="string">
            <text:p>freedom</text:p>
          </table:table-cell>
          <table:table-cell office:value-type="string">
            <text:p>libertad</text:p>
          </table:table-cell>
          <table:table-cell office:value-type="string">
            <text:p>liberte</text:p>
          </table:table-cell>
          <table:table-cell office:value-type="string">
            <text:p>liberta</text:p>
          </table:table-cell>
          <table:table-cell office:value-type="string">
            <text:p>freiheit</text:p>
          </table:table-cell>
          <table:table-cell office:value-type="string">
            <text:p>libertate</text:p>
          </table:table-cell>
          <table:table-cell office:value-type="string">
            <text:p>libertate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to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bereit</text:p>
          </table:table-cell>
          <table:table-cell office:value-type="string">
            <text:p>gata</text:p>
          </table:table-cell>
          <table:table-cell office:value-type="string">
            <text:p>parat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Haupt</text:p>
          </table:table-cell>
          <table:table-cell office:value-type="string">
            <text:p>major</text:p>
          </table:table-cell>
          <table:table-cell office:value-type="string">
            <text:p>Maior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Schlecht</text:p>
          </table:table-cell>
          <table:table-cell office:value-type="string">
            <text:p>rău</text:p>
          </table:table-cell>
          <table:table-cell office:value-type="string">
            <text:p>mal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k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zinisch</text:p>
          </table:table-cell>
          <table:table-cell office:value-type="string">
            <text:p>medical</text:p>
          </table:table-cell>
          <table:table-cell office:value-type="string">
            <text:p>medicor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et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Umwelt</text:p>
          </table:table-cell>
          <table:table-cell office:value-type="string">
            <text:p>de mediu</text:p>
          </table:table-cell>
          <table:table-cell office:value-type="string">
            <text:p>environmental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moyo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mai departe</text:p>
          </table:table-cell>
          <table:table-cell office:value-type="string">
            <text:p>aufer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uro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tot</text:p>
          </table:table-cell>
          <table:table-cell office:value-type="string">
            <text:p>mort</text:p>
          </table:table-cell>
          <table:table-cell office:value-type="string">
            <text:p>mortuus est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lustig</text:p>
          </table:table-cell>
          <table:table-cell office:value-type="string">
            <text:p>amuzant</text:p>
          </table:table-cell>
          <table:table-cell office:value-type="string">
            <text:p>ridicula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yto</text:p>
          </table:table-cell>
          <table:table-cell office:value-type="string">
            <text:p>militare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är-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ro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ürlich</text:p>
          </table:table-cell>
          <table:table-cell office:value-type="string">
            <text:p>natural</text:p>
          </table:table-cell>
          <table:table-cell office:value-type="string">
            <text:p>natural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zo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</text:p>
          </table:table-cell>
          <table:table-cell office:value-type="string">
            <text:p>naţional</text:p>
          </table:table-cell>
          <table:table-cell office:value-type="string">
            <text:p>nationalib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eg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schwarz</text:p>
          </table:table-cell>
          <table:table-cell office:value-type="string">
            <text:p>negru</text:p>
          </table:table-cell>
          <table:table-cell office:value-type="string">
            <text:p>nigreo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eu</text:p>
          </table:table-cell>
          <table:table-cell office:value-type="string">
            <text:p>nou</text:p>
          </table:table-cell>
          <table:table-cell office:value-type="string">
            <text:p>nov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nyso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ett</text:p>
          </table:table-cell>
          <table:table-cell office:value-type="string">
            <text:p>frumos</text:p>
          </table:table-cell>
          <table:table-cell office:value-type="string">
            <text:p>nice quod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ndere</text:p>
          </table:table-cell>
          <table:table-cell office:value-type="string">
            <text:p>alte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ove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öffnen</text:p>
          </table:table-cell>
          <table:table-cell office:value-type="string">
            <text:p>deschis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eso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önlich</text:p>
          </table:table-cell>
          <table:table-cell office:value-type="string">
            <text:p>personal</text:p>
          </table:table-cell>
          <table:table-cell office:value-type="string">
            <text:p>personal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eto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klein</text:p>
          </table:table-cell>
          <table:table-cell office:value-type="string">
            <text:p>mic</text:p>
          </table:table-cell>
          <table:table-cell office:value-type="string">
            <text:p>Parv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puţin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o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office:value-type="string">
            <text:p>Beliebt</text:p>
          </table:table-cell>
          <table:table-cell table:number-columns-repeated="2" office:value-type="string">
            <text:p>popular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opo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eigen</text:p>
          </table:table-cell>
          <table:table-cell office:value-type="string">
            <text:p>propriu</text:p>
          </table:table-cell>
          <table:table-cell office:value-type="string">
            <text:p>su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so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öglich</text:p>
          </table:table-cell>
          <table:table-cell office:value-type="string">
            <text:p>posibi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ovo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Arm</text:p>
          </table:table-cell>
          <table:table-cell office:value-type="string">
            <text:p>sărac</text:p>
          </table:table-cell>
          <table:table-cell office:value-type="string">
            <text:p>paup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x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enge</text:p>
          </table:table-cell>
          <table:table-cell office:value-type="string">
            <text:p>apropiati</text:p>
          </table:table-cell>
          <table:table-cell office:value-type="string">
            <text:p>prop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bo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Öffentlichkeit</text:p>
          </table:table-cell>
          <table:table-cell office:value-type="string">
            <text:p>public</text:p>
          </table:table-cell>
          <table:table-cell office:value-type="string">
            <text:p>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ko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politisch</text:p>
          </table:table-cell>
          <table:table-cell office:value-type="string">
            <text:p>politic</text:p>
          </table:table-cell>
          <table:table-cell office:value-type="string">
            <text:p>rei 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ch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Besondere</text:p>
          </table:table-cell>
          <table:table-cell office:value-type="string">
            <text:p>special</text:p>
          </table:table-cell>
          <table:table-cell office:value-type="string">
            <text:p>peculiar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ymo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zuerst</text:p>
          </table:table-cell>
          <table:table-cell office:value-type="string">
            <text:p>primul</text:p>
          </table:table-cell>
          <table:table-cell office:value-type="string">
            <text:p>prim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no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voll</text:p>
          </table:table-cell>
          <table:table-cell office:value-type="string">
            <text:p>deplin</text:p>
          </table:table-cell>
          <table:table-cell office:value-type="string">
            <text:p>pl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po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office:value-type="string">
            <text:p>pela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vo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gelände</text:p>
          </table:table-cell>
          <table:table-cell office:value-type="string">
            <text:p>privat</text:p>
          </table:table-cell>
          <table:table-cell office:value-type="string">
            <text:p>privat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y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ös</text:p>
          </table:table-cell>
          <table:table-cell office:value-type="string">
            <text:p>religios</text:p>
          </table:table-cell>
          <table:table-cell office:value-type="string">
            <text:p>religion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lo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echt</text:p>
          </table:table-cell>
          <table:table-cell office:value-type="string">
            <text:p>real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eqo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kürzlich</text:p>
          </table:table-cell>
          <table:table-cell office:value-type="string">
            <text:p>Recent</text:p>
          </table:table-cell>
          <table:table-cell office:value-type="string">
            <text:p>recen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odo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runden</text:p>
          </table:table-cell>
          <table:table-cell office:value-type="string">
            <text:p>rotund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jo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Single</text:p>
          </table:table-cell>
          <table:table-cell office:value-type="string">
            <text:p>singur</text:p>
          </table:table-cell>
          <table:table-cell office:value-type="string">
            <text:p>u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ro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dunkel</text:p>
          </table:table-cell>
          <table:table-cell office:value-type="string">
            <text:p>întuneric</text:p>
          </table:table-cell>
          <table:table-cell office:value-type="string">
            <text:p>teneb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oxo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zial</text:p>
          </table:table-cell>
          <table:table-cell office:value-type="string">
            <text:p>social</text:p>
          </table:table-cell>
          <table:table-cell office:value-type="string">
            <text:p>soci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sugo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sicher</text:p>
          </table:table-cell>
          <table:table-cell office:value-type="string">
            <text:p>sigur</text:p>
          </table:table-cell>
          <table:table-cell office:value-type="string">
            <text:p>cav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von Bedeutung</text:p>
          </table:table-cell>
          <table:table-cell office:value-type="string">
            <text:p>semnificativ</text:p>
          </table:table-cell>
          <table:table-cell office:value-type="string">
            <text:p>significa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mo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ähnlich</text:p>
          </table:table-cell>
          <table:table-cell office:value-type="string">
            <text:p>asemănător</text:p>
          </table:table-cell>
          <table:table-cell office:value-type="string">
            <text:p>simili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sypo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einfach</text:p>
          </table:table-cell>
          <table:table-cell office:value-type="string">
            <text:p>simplu</text:p>
          </table:table-cell>
          <table:table-cell office:value-type="string">
            <text:p>simplex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do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rdo</text:p>
          </table:table-cell>
          <table:table-cell office:value-type="string">
            <text:p>spät</text:p>
          </table:table-cell>
          <table:table-cell office:value-type="string">
            <text:p>târziu</text:p>
          </table:table-cell>
          <table:table-cell office:value-type="string">
            <text:p>ser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azo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ell</text:p>
          </table:table-cell>
          <table:table-cell office:value-type="string">
            <text:p>tradiţional</text:p>
          </table:table-cell>
          <table:table-cell office:value-type="string">
            <text:p>traditional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ganze</text:p>
          </table:table-cell>
          <table:table-cell office:value-type="string">
            <text:p>întreg</text:p>
          </table:table-cell>
          <table:table-cell office:value-type="string">
            <text:p>toti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ym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früh</text:p>
          </table:table-cell>
          <table:table-cell office:value-type="string">
            <text:p>din timp</text:p>
          </table:table-cell>
          <table:table-cell office:value-type="string">
            <text:p>man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varo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erschiedene</text:p>
          </table:table-cell>
          <table:table-cell office:value-type="string">
            <text:p>variat</text:p>
          </table:table-cell>
          <table:table-cell office:value-type="string">
            <text:p>vari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ho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alt</text:p>
          </table:table-cell>
          <table:table-cell office:value-type="string">
            <text:p>vechi</text:p>
          </table:table-cell>
          <table:table-cell office:value-type="string">
            <text:p>veter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table:style-name="ce21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wahr</text:p>
          </table:table-cell>
          <table:table-cell office:value-type="string">
            <text:p>adevărat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t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verde</text:p>
          </table:table-cell>
          <table:table-cell office:value-type="string">
            <text:p>viridi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yso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wahrscheinlich</text:p>
          </table:table-cell>
          <table:table-cell office:value-type="string">
            <text:p>probabil</text:p>
          </table:table-cell>
          <table:table-cell office:value-type="string">
            <text:p>verisimil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oto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kurz</text:p>
          </table:table-cell>
          <table:table-cell office:value-type="string">
            <text:p>mic de statura</text:p>
          </table:table-cell>
          <table:table-cell office:value-type="string">
            <text:p>brev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oro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enorm</text:p>
          </table:table-cell>
          <table:table-cell office:value-type="string">
            <text:p>imens</text:p>
          </table:table-cell>
          <table:table-cell office:value-type="string">
            <text:p>ingen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wichtig</text:p>
          </table:table-cell>
          <table:table-cell office:value-type="string">
            <text:p>important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ts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</text:p>
          </table:table-cell>
          <table:table-cell office:value-type="string">
            <text:p>internaţional</text:p>
          </table:table-cell>
          <table:table-cell office:value-type="string">
            <text:p>internationalis</text:p>
          </table:table-cell>
        </table:table-row>
      </table:table>
      <table:table table:name="averb" table:style-name="ta1" table:print="false">
        <table:table-column table:style-name="co1" table:default-cell-style-name="ce2"/>
        <table:table-column table:style-name="co4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gna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mal</text:p>
          </table:table-cell>
          <table:table-cell office:value-type="string">
            <text:p>din nou</text:p>
          </table:table-cell>
          <table:table-cell office:value-type="string">
            <text:p>rurs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zyx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stattdessen</text:p>
          </table:table-cell>
          <table:table-cell office:value-type="string">
            <text:p>in schimb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so</text:p>
          </table:table-cell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Na sicher</text:p>
          </table:table-cell>
          <table:table-cell office:value-type="string">
            <text:p>desigur</text:p>
          </table:table-cell>
          <table:table-cell office:value-type="string">
            <text:p>utiqu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xa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gewöhnlich</text:p>
          </table:table-cell>
          <table:table-cell office:value-type="string">
            <text:p>obișnuit</text:p>
          </table:table-cell>
          <table:table-cell office:value-type="string">
            <text:p>plerumqu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ro</text:p>
          </table:table-cell>
          <table:table-cell office:value-type="string">
            <text:p>indeed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bestimmt</text:p>
          </table:table-cell>
          <table:table-cell office:value-type="string">
            <text:p>cu siguranță</text:p>
          </table:table-cell>
          <table:table-cell office:value-type="string">
            <text:p>cert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ypo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praecipu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yto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schnell</text:p>
          </table:table-cell>
          <table:table-cell office:value-type="string">
            <text:p>repede</text:p>
          </table:table-cell>
          <table:table-cell office:value-type="string">
            <text:p>cit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bereits</text:p>
          </table:table-cell>
          <table:table-cell office:value-type="string">
            <text:p>deja</text:p>
          </table:table-cell>
          <table:table-cell office:value-type="string">
            <text:p>i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ro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voraus</text:p>
          </table:table-cell>
          <table:table-cell office:value-type="string">
            <text:p>înainte</text:p>
          </table:table-cell>
          <table:table-cell office:value-type="string">
            <text:p>praemisi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opo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später</text:p>
          </table:table-cell>
          <table:table-cell office:value-type="string">
            <text:p>mai tarziu</text:p>
          </table:table-cell>
          <table:table-cell office:value-type="string">
            <text:p>dei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hard</text:p>
          </table:table-cell>
          <table:table-cell office:value-type="string">
            <text:p>áspero</text:p>
          </table:table-cell>
          <table:table-cell office:value-type="string">
            <text:p>dur</text:p>
          </table:table-cell>
          <table:table-cell office:value-type="string">
            <text:p>ruvido</text:p>
          </table:table-cell>
          <table:table-cell office:value-type="string">
            <text:p>hart</text:p>
          </table:table-cell>
          <table:table-cell office:value-type="string">
            <text:p>dur, tare</text:p>
          </table:table-cell>
          <table:table-cell office:value-type="string">
            <text:p>dur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dyro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direkt</text:p>
          </table:table-cell>
          <table:table-cell office:value-type="string">
            <text:p>direct</text:p>
          </table:table-cell>
          <table:table-cell office:value-type="string">
            <text:p>protin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ym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für immer</text:p>
          </table:table-cell>
          <table:table-cell office:value-type="string">
            <text:p>todeauna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schließlich</text:p>
          </table:table-cell>
          <table:table-cell office:value-type="string">
            <text:p>eventual</text:p>
          </table:table-cell>
          <table:table-cell office:value-type="string">
            <text:p>eventually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ezato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genau</text:p>
          </table:table-cell>
          <table:table-cell office:value-type="string">
            <text:p>exact</text:p>
          </table:table-cell>
          <table:table-cell office:value-type="string">
            <text:p>prors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o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richtig</text:p>
          </table:table-cell>
          <table:table-cell office:value-type="string">
            <text:p>dreptate</text:p>
          </table:table-cell>
          <table:table-cell office:value-type="string">
            <text:p>ius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uto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zusammen</text:p>
          </table:table-cell>
          <table:table-cell office:value-type="string">
            <text:p>împreună</text:p>
          </table:table-cell>
          <table:table-cell office:value-type="string">
            <text:p>simu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jyro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um</text:p>
          </table:table-cell>
          <table:table-cell office:value-type="string">
            <text:p>în jurul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azy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st</text:p>
          </table:table-cell>
          <table:table-cell office:value-type="string">
            <text:p>aproape</text:p>
          </table:table-cell>
          <table:table-cell office:value-type="string">
            <text:p>fer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ku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kyto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fortass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lebo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lieber</text:p>
          </table:table-cell>
          <table:table-cell office:value-type="string">
            <text:p>mai degraba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22" office:value-type="string">
            <text:p>mayo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ehr</text:p>
          </table:table-cell>
          <table:table-cell office:value-type="string">
            <text:p>mai multe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eh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besser</text:p>
          </table:table-cell>
          <table:table-cell office:value-type="string">
            <text:p>mai bine</text:p>
          </table:table-cell>
          <table:table-cell office:value-type="string">
            <text:p>melio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eno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geringer, weniger</text:p>
          </table:table-cell>
          <table:table-cell office:value-type="string">
            <text:p>Mai puțin</text:p>
          </table:table-cell>
          <table:table-cell office:value-type="string">
            <text:p>min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so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am wenigsten</text:p>
          </table:table-cell>
          <table:table-cell office:value-type="string">
            <text:p>cel mai puţin</text:p>
          </table:table-cell>
          <table:table-cell office:value-type="string">
            <text:p>minim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do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imstande</text:p>
          </table:table-cell>
          <table:table-cell office:value-type="string">
            <text:p>capabil</text:p>
          </table:table-cell>
          <table:table-cell office:value-type="string">
            <text:p>pote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mic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qo'yx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vor kurzem</text:p>
          </table:table-cell>
          <table:table-cell office:value-type="string">
            <text:p>recent</text:p>
          </table:table-cell>
          <table:table-cell office:value-type="string">
            <text:p>recenti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ao</text:p>
          </table:table-cell>
          <table:table-cell office:value-type="string">
            <text:p>back</text:p>
          </table:table-cell>
          <table:table-cell office:value-type="string">
            <text:p>atrás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evenit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lo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tatsächlich</text:p>
          </table:table-cell>
          <table:table-cell office:value-type="string">
            <text:p>de fapt</text:p>
          </table:table-cell>
          <table:table-cell office:value-type="string">
            <text:p>quid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yvo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gefunden</text:p>
          </table:table-cell>
          <table:table-cell office:value-type="string">
            <text:p>găsite</text:p>
          </table:table-cell>
          <table:table-cell office:value-type="string">
            <text:p>found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o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genug</text:p>
          </table:table-cell>
          <table:table-cell office:value-type="string">
            <text:p>destul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e-pwo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mayb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allein</text:p>
          </table:table-cell>
          <table:table-cell office:value-type="string">
            <text:p>singur</text:p>
          </table:table-cell>
          <table:table-cell office:value-type="string">
            <text:p>so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uto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vo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häufig</text:p>
          </table:table-cell>
          <table:table-cell office:value-type="string">
            <text:p>de multe ori</text:p>
          </table:table-cell>
          <table:table-cell office:value-type="string">
            <text:p>saep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table:style-name="ce22" office:value-type="string">
            <text:p>sype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immer</text:p>
          </table:table-cell>
          <table:table-cell office:value-type="string">
            <text:p>mereu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yto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ziemlich</text:p>
          </table:table-cell>
          <table:table-cell office:value-type="string">
            <text:p>destul de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ato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viel</text:p>
          </table:table-cell>
          <table:table-cell office:value-type="string">
            <text:p>mult</text:p>
          </table:table-cell>
          <table:table-cell office:value-type="string">
            <text:p>tan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emo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getan</text:p>
          </table:table-cell>
          <table:table-cell office:value-type="string">
            <text:p>Terminat</text:p>
          </table:table-cell>
          <table:table-cell office:value-type="string">
            <text:p>fact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usko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plötzlich</text:p>
          </table:table-cell>
          <table:table-cell office:value-type="string">
            <text:p>brusc</text:p>
          </table:table-cell>
          <table:table-cell office:value-type="string">
            <text:p>subi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ale</text:p>
          </table:table-cell>
          <table:table-cell office:value-type="string">
            <text:p>okay</text:p>
          </table:table-cell>
          <table:table-cell office:value-type="string">
            <text:p>vale</text:p>
          </table:table-cell>
          <table:table-cell office:value-type="string">
            <text:p>D'accord</text:p>
          </table:table-cell>
          <table:table-cell office:value-type="string">
            <text:p>va bene</text:p>
          </table:table-cell>
          <table:table-cell office:value-type="string">
            <text:p>in Ordnung</text:p>
          </table:table-cell>
          <table:table-cell office:value-type="string">
            <text:p>în regulă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y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schnell</text:p>
          </table:table-cell>
          <table:table-cell office:value-type="string">
            <text:p>rapid</text:p>
          </table:table-cell>
          <table:table-cell office:value-type="string">
            <text:p>celer</text:p>
          </table:table-cell>
        </table:table-row>
      </table:table>
      <table:table table:name="color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3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Part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lbo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Weiß</text:p>
          </table:table-cell>
          <table:table-cell office:value-type="string">
            <text:p>alb</text:p>
          </table:table-cell>
          <table:table-cell office:value-type="string">
            <text:p>alb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zul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Blau</text:p>
          </table:table-cell>
          <table:table-cell office:value-type="string">
            <text:p>albastru</text:p>
          </table:table-cell>
          <table:table-cell office:value-type="string">
            <text:p>caerule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uloare</text:p>
          </table:table-cell>
          <table:table-cell office:value-type="string">
            <text:p>yuno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Gelb</text:p>
          </table:table-cell>
          <table:table-cell office:value-type="string">
            <text:p>galben</text:p>
          </table:table-cell>
          <table:table-cell office:value-type="string">
            <text:p>flav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maro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aun</text:p>
          </table:table-cell>
          <table:table-cell office:value-type="string">
            <text:p>maro</text:p>
          </table:table-cell>
          <table:table-cell office:value-type="string">
            <text:p>brunne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roxu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ot</text:p>
          </table:table-cell>
          <table:table-cell office:value-type="string">
            <text:p>roșu</text:p>
          </table:table-cell>
          <table:table-cell office:value-type="string">
            <text:p>rubrum</text:p>
          </table:table-cell>
        </table:table-row>
      </table:table>
      <table:table table:name="decimal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34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24" office:value-type="string">
            <text:p>Lojban</text:p>
          </table:table-cell>
          <table:table-cell table:style-name="ce27" office:value-type="string">
            <text:p>CD</text:p>
          </table:table-cell>
          <table:table-cell table:style-name="ce24" office:value-type="string">
            <text:p>MAJ</text:p>
          </table:table-cell>
          <table:table-cell table:style-name="ce30" office:value-type="string">
            <text:p>English</text:p>
          </table:table-cell>
          <table:table-cell table:style-name="ce35" office:value-type="string">
            <text:p>Synonim</text:p>
          </table:table-cell>
          <table:table-cell table:style-name="ce35" office:value-type="string">
            <text:p>Spanish</text:p>
          </table:table-cell>
          <table:table-cell table:style-name="ce35" office:value-type="string">
            <text:p>Franch</text:p>
          </table:table-cell>
          <table:table-cell table:style-name="ce35" office:value-type="string">
            <text:p>Italian</text:p>
          </table:table-cell>
          <table:table-cell table:style-name="ce38" table:number-columns-repeated="1015"/>
        </table:table-row>
        <table:table-row table:style-name="ro1">
          <table:table-cell table:style-name="ce25" office:value-type="string">
            <text:p>**7.4</text:p>
          </table:table-cell>
          <table:table-cell table:style-name="ce27" office:value-type="float" office:value="8">
            <text:p>8</text:p>
          </table:table-cell>
          <table:table-cell table:style-name="ce24" office:value-type="string">
            <text:p>deka</text:p>
          </table:table-cell>
          <table:table-cell table:style-name="ce31" office:value-type="string">
            <text:p>exponents</text:p>
          </table:table-cell>
          <table:table-cell table:style-name="ce25"/>
          <table:table-cell table:style-name="ce37" office:value-type="string">
            <text:p>exponentes de 0</text:p>
          </table:table-cell>
          <table:table-cell table:style-name="ce37" office:value-type="string">
            <text:p>exposants de 0</text:p>
          </table:table-cell>
          <table:table-cell table:style-name="ce37" office:value-type="string">
            <text:p>esponenti di 0</text:p>
          </table:table-cell>
          <table:table-cell table:style-name="ce38" table:number-columns-repeated="1015"/>
        </table:table-row>
        <table:table-row table:style-name="ro1">
          <table:table-cell table:style-name="ce26" office:value-type="string">
            <text:p>dek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deka</text:p>
          </table:table-cell>
          <table:table-cell table:style-name="ce38" office:value-type="string">
            <text:p>0 métricas "deka"</text:p>
          </table:table-cell>
          <table:table-cell table:style-name="ce38" office:value-type="string">
            <text:p>0 métriques «deka»</text:p>
          </table:table-cell>
          <table:table-cell table:style-name="ce38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ec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hecto</text:p>
          </table:table-cell>
          <table:table-cell table:style-name="ce38" office:value-type="string">
            <text:p>00 métricas "hecto"</text:p>
          </table:table-cell>
          <table:table-cell table:style-name="ce38" office:value-type="string">
            <text:p>00 ‘hecto’</text:p>
          </table:table-cell>
          <table:table-cell table:style-name="ce38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kil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kilo</text:p>
          </table:table-cell>
          <table:table-cell table:style-name="ce38" office:value-type="string">
            <text:p>000 ‘kilo’ métrico</text:p>
          </table:table-cell>
          <table:table-cell table:style-name="ce38" office:value-type="string">
            <text:p>000 kilos</text:p>
          </table:table-cell>
          <table:table-cell table:style-name="ce38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egd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mega</text:p>
          </table:table-cell>
          <table:table-cell table:style-name="ce38" office:value-type="string">
            <text:p>Emétrica "mega"</text:p>
          </table:table-cell>
          <table:table-cell table:style-name="ce38" office:value-type="string">
            <text:p>e«métrique»</text:p>
          </table:table-cell>
          <table:table-cell table:style-name="ce38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igd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giga</text:p>
          </table:table-cell>
          <table:table-cell table:style-name="ce38" office:value-type="string">
            <text:p>E9 métrica "giga"</text:p>
          </table:table-cell>
          <table:table-cell table:style-name="ce38" office:value-type="string">
            <text:p>e9 métrique «giga»</text:p>
          </table:table-cell>
          <table:table-cell table:style-name="ce38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ter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tera</text:p>
          </table:table-cell>
          <table:table-cell table:style-name="ce38" office:value-type="string">
            <text:p>E métrica "tera"</text:p>
          </table:table-cell>
          <table:table-cell table:style-name="ce38" office:value-type="string">
            <text:p>e métrique «tera»</text:p>
          </table:table-cell>
          <table:table-cell table:style-name="ce38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pets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5</text:p>
          </table:table-cell>
          <table:table-cell table:style-name="ce36" office:value-type="string">
            <text:p>peta</text:p>
          </table:table-cell>
          <table:table-cell table:style-name="ce38" office:value-type="string">
            <text:p>Emétrica "peta"</text:p>
          </table:table-cell>
          <table:table-cell table:style-name="ce38" office:value-type="string">
            <text:p>e«peta» métrique</text:p>
          </table:table-cell>
          <table:table-cell table:style-name="ce38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exs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8</text:p>
          </table:table-cell>
          <table:table-cell table:style-name="ce36" office:value-type="string">
            <text:p>exa</text:p>
          </table:table-cell>
          <table:table-cell table:style-name="ce38" office:value-type="string">
            <text:p>E8 métrica "exa"</text:p>
          </table:table-cell>
          <table:table-cell table:style-name="ce38" office:value-type="string">
            <text:p>e8 métrique «exa»</text:p>
          </table:table-cell>
          <table:table-cell table:style-name="ce38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zetr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</text:p>
          </table:table-cell>
          <table:table-cell table:style-name="ce36" office:value-type="string">
            <text:p>zetta</text:p>
          </table:table-cell>
          <table:table-cell table:style-name="ce38" office:value-type="string">
            <text:p>E ‘zetta’</text:p>
          </table:table-cell>
          <table:table-cell table:number-columns-repeated="2" table:style-name="ce38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otr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4</text:p>
          </table:table-cell>
          <table:table-cell table:style-name="ce36" office:value-type="string">
            <text:p>yotta</text:p>
          </table:table-cell>
          <table:table-cell table:style-name="ce38" office:value-type="string">
            <text:p>E"yotta"</text:p>
          </table:table-cell>
          <table:table-cell table:style-name="ce38" office:value-type="string">
            <text:p>e«yotta»</text:p>
          </table:table-cell>
          <table:table-cell table:style-name="ce38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de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deci</text:p>
          </table:table-cell>
          <table:table-cell table:style-name="ce38" office:value-type="string">
            <text:p>. métrica "deci"</text:p>
          </table:table-cell>
          <table:table-cell table:style-name="ce38" office:value-type="string">
            <text:p>. métrique «déci»</text:p>
          </table:table-cell>
          <table:table-cell table:style-name="ce38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cen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centi</text:p>
          </table:table-cell>
          <table:table-cell table:style-name="ce38" office:value-type="string">
            <text:p>.0 métrico "centi"</text:p>
          </table:table-cell>
          <table:table-cell table:style-name="ce38" office:value-type="string">
            <text:p>0,0 métrique</text:p>
          </table:table-cell>
          <table:table-cell table:style-name="ce38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il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milli</text:p>
          </table:table-cell>
          <table:table-cell table:style-name="ce38" office:value-type="string">
            <text:p>.00 métrica "milli"</text:p>
          </table:table-cell>
          <table:table-cell table:style-name="ce38" office:value-type="string">
            <text:p>0,00 métrique</text:p>
          </table:table-cell>
          <table:table-cell table:style-name="ce38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ikr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micro</text:p>
          </table:table-cell>
          <table:table-cell table:style-name="ce38" office:value-type="string">
            <text:p>E-métrica "micro"</text:p>
          </table:table-cell>
          <table:table-cell table:style-name="ce38" office:value-type="string">
            <text:p>e-métrique «micro»</text:p>
          </table:table-cell>
          <table:table-cell table:style-name="ce38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nanv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nano</text:p>
          </table:table-cell>
          <table:table-cell table:style-name="ce38" office:value-type="string">
            <text:p>E-9 métrica "nano"</text:p>
          </table:table-cell>
          <table:table-cell table:style-name="ce38" office:value-type="string">
            <text:p>e-9 métrique «nano»</text:p>
          </table:table-cell>
          <table:table-cell table:style-name="ce38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pi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pico</text:p>
          </table:table-cell>
          <table:table-cell table:style-name="ce38" office:value-type="string">
            <text:p>E- métrica "pico"</text:p>
          </table:table-cell>
          <table:table-cell table:style-name="ce38" office:value-type="string">
            <text:p>e- métrique «pico»</text:p>
          </table:table-cell>
          <table:table-cell table:style-name="ce38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fem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5</text:p>
          </table:table-cell>
          <table:table-cell table:style-name="ce36" office:value-type="string">
            <text:p>femto</text:p>
          </table:table-cell>
          <table:table-cell table:style-name="ce38" office:value-type="string">
            <text:p>E-métrica "femto"</text:p>
          </table:table-cell>
          <table:table-cell table:style-name="ce38" office:value-type="string">
            <text:p>e-«femto» métrique</text:p>
          </table:table-cell>
          <table:table-cell table:style-name="ce38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ats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8</text:p>
          </table:table-cell>
          <table:table-cell table:style-name="ce36" office:value-type="string">
            <text:p>atto</text:p>
          </table:table-cell>
          <table:table-cell table:style-name="ce38" office:value-type="string">
            <text:p>E-8 métrica "atto"</text:p>
          </table:table-cell>
          <table:table-cell table:style-name="ce38" office:value-type="string">
            <text:p>e-8 métrique «atto»</text:p>
          </table:table-cell>
          <table:table-cell table:style-name="ce38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zep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</text:p>
          </table:table-cell>
          <table:table-cell table:style-name="ce36" office:value-type="string">
            <text:p>zepto</text:p>
          </table:table-cell>
          <table:table-cell table:style-name="ce38" office:value-type="string">
            <text:p>E- "zepto"</text:p>
          </table:table-cell>
          <table:table-cell table:number-columns-repeated="2" table:style-name="ce38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o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4</text:p>
          </table:table-cell>
          <table:table-cell table:style-name="ce36" office:value-type="string">
            <text:p>yocto</text:p>
          </table:table-cell>
          <table:table-cell table:style-name="ce38" office:value-type="string">
            <text:p>E-"yocto"</text:p>
          </table:table-cell>
          <table:table-cell table:style-name="ce38" office:value-type="string">
            <text:p>e-‘yocto’</text:p>
          </table:table-cell>
          <table:table-cell table:style-name="ce38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enume" table:style-name="ta1" table:print="false">
        <table:table-column table:style-name="co1" table:default-cell-style-name="ce40"/>
        <table:table-column table:style-name="co1" table:default-cell-style-name="Default"/>
        <table:table-column table:style-name="co11" table:default-cell-style-name="Default"/>
        <table:table-column table:style-name="co1" table:number-columns-repeated="1021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Romanian</text:p>
          </table:table-cell>
          <table:table-cell table:style-name="ce42" office:value-type="string">
            <text:p>latin</text:p>
          </table:table-cell>
          <table:table-cell table:style-name="ce45" office:value-type="string">
            <text:p>Italian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Polish</text:p>
          </table:table-cell>
          <table:table-cell table:style-name="ce42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Nominativ</text:p>
          </table:table-cell>
          <table:table-cell table:style-name="ce43" table:number-columns-repeated="4"/>
          <table:table-cell table:style-name="ce46"/>
          <table:table-cell table:style-name="ce43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4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4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Plural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4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4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Objective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o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41" office:value-type="string">
            <text:p>Plural</text:p>
          </table:table-cell>
          <table:table-cell table:style-name="ce44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41" office:value-type="string">
            <text:p>Posesive</text:p>
          </table:table-cell>
          <table:table-cell table:style-name="ce44" table:number-columns-repeated="1023"/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his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theirs</text:p>
          </table:table-cell>
          <table:table-cell table:number-columns-repeated="1022"/>
        </table:table-row>
        <table:table-row table:style-name="ro1">
          <table:table-cell table:style-name="ce41" office:value-type="string">
            <text:p>Reflexiv</text:p>
          </table:table-cell>
          <table:table-cell table:style-name="ce44"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Qerda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Schwein</text:p>
          </table:table-cell>
          <table:table-cell office:value-type="string">
            <text:p>porc</text:p>
          </table:table-cell>
          <table:table-cell office:value-type="string">
            <text:p>Porc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Roby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Ardyla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Eichhörnchen</text:p>
          </table:table-cell>
          <table:table-cell office:value-type="string">
            <text:p>veveriţă</text:p>
          </table:table-cell>
          <table:table-cell office:value-type="string">
            <text:p>inamabilis sciur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okyna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Ente</text:p>
          </table:table-cell>
          <table:table-cell office:value-type="string">
            <text:p>rață</text:p>
          </table:table-cell>
          <table:table-cell office:value-type="string">
            <text:p>ana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rsa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Bär</text:p>
          </table:table-cell>
          <table:table-cell office:value-type="string">
            <text:p>urs</text:p>
          </table:table-cell>
          <table:table-cell office:value-type="string">
            <text:p>Ursa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uyna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Hähnchen</text:p>
          </table:table-cell>
          <table:table-cell office:value-type="string">
            <text:p>pui</text:p>
          </table:table-cell>
          <table:table-cell office:value-type="string">
            <text:p>pullu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Kanya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Hund</text:p>
          </table:table-cell>
          <table:table-cell office:value-type="string">
            <text:p>câine</text:p>
          </table:table-cell>
          <table:table-cell office:value-type="string">
            <text:p>can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Katya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Katze</text:p>
          </table:table-cell>
          <table:table-cell office:value-type="string">
            <text:p>pisică</text:p>
          </table:table-cell>
          <table:table-cell office:value-type="string">
            <text:p>cattu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Ovyna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Schaf</text:p>
          </table:table-cell>
          <table:table-cell office:value-type="string">
            <text:p>oaie</text:p>
          </table:table-cell>
          <table:table-cell office:value-type="string">
            <text:p>ovium</text:p>
          </table:table-cell>
        </table:table-row>
      </table:table>
      <table:table table:name="fructe" table:style-name="ta1" table:print="false"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row table:style-name="ro1">
          <table:table-cell table:style-name="ce48" office:value-type="string">
            <text:p>plural</text:p>
          </table:table-cell>
          <table:table-cell table:style-name="ce48" office:value-type="string">
            <text:p>singular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48" office:value-type="string">
            <text:p>maj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italian</text:p>
          </table:table-cell>
          <table:table-cell table:style-name="ce48" office:value-type="string">
            <text:p>romanian</text:p>
          </table:table-cell>
          <table:table-cell table:style-name="ce1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21" table:default-cell-style-name="Default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i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k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fe</text:p>
          </table:table-cell>
          <table:table-cell table:style-name="ce65" office:value-type="string">
            <text:p>fea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ze</text:p>
          </table:table-cell>
          <table:table-cell table:style-name="ce65" office:value-type="string">
            <text:p>z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cen</text:p>
          </table:table-cell>
          <table:table-cell table:style-name="ce69" office:value-type="string">
            <text:p>ci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cen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cen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ku'cen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cen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cen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cen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cen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cen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3" office:value-type="string">
            <text:p>suta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 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3" office:value-type="string">
            <text:p>mila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3" office:value-type="string">
            <text:p>moja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3" office:value-type="string">
            <text:p>buja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default-cell-style-name="Default"/>
        <table:table-column table:style-name="co17" table:default-cell-style-name="ce40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row table:style-name="ro1">
          <table:table-cell table:style-name="ce58" office:value-type="string">
            <text:p>semn</text:p>
          </table:table-cell>
          <table:table-cell table:style-name="ce59" office:value-type="string">
            <text:p>maj</text:p>
          </table:table-cell>
          <table:table-cell table:style-name="ce58" office:value-type="string">
            <text:p>english</text:p>
          </table:table-cell>
          <table:table-cell table:style-name="ce58" office:value-type="string">
            <text:p>Franch</text:p>
          </table:table-cell>
          <table:table-cell table:number-columns-repeated="3"/>
        </table:table-row>
        <table:table-row table:style-name="ro1">
          <table:table-cell office:value-type="string">
            <text:p><text:s/>_</text:p>
          </table:table-cell>
          <table:table-cell office:value-type="string">
            <text:p>sox</text:p>
          </table:table-cell>
          <table:table-cell office:value-type="string">
            <text:p>Space</text:p>
          </table:table-cell>
          <table:table-cell office:value-type="string">
            <text:p>Espace</text:p>
          </table:table-cell>
          <table:table-cell table:number-columns-repeated="3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aha</text:p>
          </table:table-cell>
          <table:table-cell office:value-type="string">
            <text:p>Exclamation mark </text:p>
          </table:table-cell>
          <table:table-cell office:value-type="string">
            <text:p>Point d'exclamation</text:p>
          </table:table-cell>
          <table:table-cell table:number-columns-repeated="3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ya</text:p>
          </table:table-cell>
          <table:table-cell office:value-type="string">
            <text:p>Double quotes ; Quotation mark ; speech marks </text:p>
          </table:table-cell>
          <table:table-cell office:value-type="string">
            <text:p>Double citation ; Guillemet ; guillemets</text:p>
          </table:table-cell>
          <table:table-cell table:number-columns-repeated="3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office:value-type="string">
            <text:p>Signe de nombre</text:p>
          </table:table-cell>
          <table:table-cell table:number-columns-repeated="3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dol</text:p>
          </table:table-cell>
          <table:table-cell office:value-type="string">
            <text:p>Dollar sign </text:p>
          </table:table-cell>
          <table:table-cell office:value-type="string">
            <text:p>Signe dollar</text:p>
          </table:table-cell>
          <table:table-cell table:number-columns-repeated="3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pyq</text:p>
          </table:table-cell>
          <table:table-cell office:value-type="string">
            <text:p>Percent sign </text:p>
          </table:table-cell>
          <table:table-cell office:value-type="string">
            <text:p>Signe de pourcentage</text:p>
          </table:table-cell>
          <table:table-cell table:number-columns-repeated="3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k</text:p>
          </table:table-cell>
          <table:table-cell office:value-type="string">
            <text:p>Ampersand</text:p>
          </table:table-cell>
          <table:table-cell office:value-type="string">
            <text:p>Esperluette</text:p>
          </table:table-cell>
          <table:table-cell table:number-columns-repeated="3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ya</text:p>
          </table:table-cell>
          <table:table-cell office:value-type="string">
            <text:p>Single quote or Apostrophe </text:p>
          </table:table-cell>
          <table:table-cell office:value-type="string">
            <text:p>Devis simple ou apostrophe</text:p>
          </table:table-cell>
          <table:table-cell table:number-columns-repeated="3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office:value-type="string">
            <text:p>parenthèses ou parenthèses rondes</text:p>
          </table:table-cell>
          <table:table-cell table:number-columns-repeated="3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office:value-type="string">
            <text:p>parenthèses ou parenthèses, parenthèses fermantes</text:p>
          </table:table-cell>
          <table:table-cell table:number-columns-repeated="3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ora</text:p>
          </table:table-cell>
          <table:table-cell office:value-type="string">
            <text:p>Asterisk </text:p>
          </table:table-cell>
          <table:table-cell office:value-type="string">
            <text:p>Astérisque</text:p>
          </table:table-cell>
          <table:table-cell table:number-columns-repeated="3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o</text:p>
          </table:table-cell>
          <table:table-cell office:value-type="string">
            <text:p>Plus sign </text:p>
          </table:table-cell>
          <table:table-cell office:value-type="string">
            <text:p>Signe plus</text:p>
          </table:table-cell>
          <table:table-cell table:number-columns-repeated="3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office:value-type="string">
            <text:p>Virgule</text:p>
          </table:table-cell>
          <table:table-cell table:number-columns-repeated="3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  <table:table-cell office:value-type="string">
            <text:p>Trait d'union, signe moins</text:p>
          </table:table-cell>
          <table:table-cell table:number-columns-repeated="3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da</text:p>
          </table:table-cell>
          <table:table-cell office:value-type="string">
            <text:p>Dot, full stop </text:p>
          </table:table-cell>
          <table:table-cell office:value-type="string">
            <text:p>Point, point final</text:p>
          </table:table-cell>
          <table:table-cell table:number-columns-repeated="3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office:value-type="string">
            <text:p>Barre oblique, barre oblique, barre de fraction, barre oblique</text:p>
          </table:table-cell>
          <table:table-cell table:number-columns-repeated="3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office:value-type="string">
            <text:p>Côlon</text:p>
          </table:table-cell>
          <table:table-cell table:number-columns-repeated="3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office:value-type="string">
            <text:p>Point-virgule</text:p>
          </table:table-cell>
          <table:table-cell table:number-columns-repeated="3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office:value-type="string">
            <text:p>Moins que signe</text:p>
          </table:table-cell>
          <table:table-cell table:number-columns-repeated="3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office:value-type="string">
            <text:p>Signe égal</text:p>
          </table:table-cell>
          <table:table-cell table:number-columns-repeated="3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office:value-type="string">
            <text:p>Plus grand que signe; Inégalité</text:p>
          </table:table-cell>
          <table:table-cell table:number-columns-repeated="3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hao</text:p>
          </table:table-cell>
          <table:table-cell office:value-type="string">
            <text:p>Question mark </text:p>
          </table:table-cell>
          <table:table-cell office:value-type="string">
            <text:p>Point d'interrogation</text:p>
          </table:table-cell>
          <table:table-cell table:number-columns-repeated="3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ora</text:p>
          </table:table-cell>
          <table:table-cell office:value-type="string">
            <text:p>At sign (repewawnra time)</text:p>
          </table:table-cell>
          <table:table-cell office:value-type="string">
            <text:p>Arobase</text:p>
          </table:table-cell>
          <table:table-cell table:number-columns-repeated="3"/>
        </table:table-row>
        <table:table-row table:style-name="ro1">
          <table:table-cell office:value-type="string">
            <text:p>`()`</text:p>
          </table:table-cell>
          <table:table-cell table:style-name="ce60" office:value-type="string">
            <text:p>roda-bra</text:p>
          </table:table-cell>
          <table:table-cell office:value-type="string">
            <text:p>Round brackets </text:p>
          </table:table-cell>
          <table:table-cell office:value-type="string">
            <text:p>Crochets ronds</text:p>
          </table:table-cell>
          <table:table-cell table:number-columns-repeated="3"/>
        </table:table-row>
        <table:table-row table:style-name="ro1">
          <table:table-cell office:value-type="string">
            <text:p>`[]`</text:p>
          </table:table-cell>
          <table:table-cell table:style-name="ce60" office:value-type="string">
            <text:p>pora-bra</text:p>
          </table:table-cell>
          <table:table-cell office:value-type="string">
            <text:p>Square brackets </text:p>
          </table:table-cell>
          <table:table-cell office:value-type="string">
            <text:p>Crochets</text:p>
          </table:table-cell>
          <table:table-cell table:number-columns-repeated="3"/>
        </table:table-row>
        <table:table-row table:style-name="ro1">
          <table:table-cell office:value-type="string">
            <text:p>`{}`</text:p>
          </table:table-cell>
          <table:table-cell table:style-name="ce60" office:value-type="string">
            <text:p>kuva-bra</text:p>
          </table:table-cell>
          <table:table-cell office:value-type="string">
            <text:p>Curly brackets </text:p>
          </table:table-cell>
          <table:table-cell office:value-type="string">
            <text:p>Accolades</text:p>
          </table:table-cell>
          <table:table-cell table:number-columns-repeated="3"/>
        </table:table-row>
        <table:table-row table:style-name="ro1">
          <table:table-cell office:value-type="string">
            <text:p>(</text:p>
          </table:table-cell>
          <table:table-cell office:value-type="string">
            <text:p>goxa-roda</text:p>
          </table:table-cell>
          <table:table-cell table:number-columns-repeated="5"/>
        </table:table-row>
        <table:table-row table:style-name="ro1">
          <table:table-cell office:value-type="string">
            <text:p>)</text:p>
          </table:table-cell>
          <table:table-cell office:value-type="string">
            <text:p>dora-roda</text:p>
          </table:table-cell>
          <table:table-cell table:number-columns-repeated="5"/>
        </table:table-row>
        <table:table-row table:style-name="ro1">
          <table:table-cell office:value-type="string">
            <text:p>[</text:p>
          </table:table-cell>
          <table:table-cell office:value-type="string">
            <text:p>goxa-qura</text:p>
          </table:table-cell>
          <table:table-cell table:number-columns-repeated="5"/>
        </table:table-row>
        <table:table-row table:style-name="ro1">
          <table:table-cell office:value-type="string">
            <text:p>]</text:p>
          </table:table-cell>
          <table:table-cell office:value-type="string">
            <text:p>dora-qura</text:p>
          </table:table-cell>
          <table:table-cell table:number-columns-repeated="5"/>
        </table:table-row>
        <table:table-row table:style-name="ro1">
          <table:table-cell office:value-type="string">
            <text:p>{</text:p>
          </table:table-cell>
          <table:table-cell office:value-type="string">
            <text:p>goxa-bula</text:p>
          </table:table-cell>
          <table:table-cell table:number-columns-repeated="5"/>
        </table:table-row>
        <table:table-row table:style-name="ro1">
          <table:table-cell office:value-type="string">
            <text:p>}</text:p>
          </table:table-cell>
          <table:table-cell office:value-type="string">
            <text:p>dora-bula</text:p>
          </table:table-cell>
          <table:table-cell table:number-columns-repeated="5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12/23/2019</text:date>, <text:time>15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2-23T15:45:49.09</dc:date>
    <meta:editing-duration>P24DT13H9M41S</meta:editing-duration>
    <meta:editing-cycles>278</meta:editing-cycles>
    <meta:document-statistic meta:table-count="12" meta:cell-count="4629" meta:object-count="0"/>
    <meta:user-defined meta:name="sheets-banding"/>
    <meta:user-defined meta:name="sheets-original-selection"/>
  </office:meta>
</office:document-meta>
</file>